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40%" fo:margin-bottom="0.6cm" style:writing-mode="lr-tb"/>
    </style:style>
    <style:style style:name="T1_1" style:family="text">
      <style:text-properties fo:color="#333333" style:font-name="Georgia" style:font-name-asian="Georgia" style:font-name-complex="Georgia" fo:font-weight="bold" style:font-weight-asian="bold" style:font-weight-complex="bold"/>
    </style:style>
    <style:style style:name="P2" style:family="paragraph" style:parent-style-name="Standard">
      <style:paragraph-properties fo:break-before="auto" fo:line-height="140%" fo:margin-bottom="0.6cm" style:writing-mode="lr-tb"/>
    </style:style>
    <style:style style:name="T2_1" style:family="text">
      <style:text-properties fo:color="#333333" style:font-name="Georgia" style:font-name-asian="Georgia" style:font-name-complex="Georgia"/>
    </style:style>
    <style:style style:name="T2_2" style:family="text">
      <style:text-properties fo:color="#333333" style:font-name="Georgia" style:font-name-asian="Georgia" style:font-name-complex="Georgia"/>
    </style:style>
    <style:style style:name="T2_3" style:family="text">
      <style:text-properties fo:color="#333333" style:font-name="Georgia" style:font-name-asian="Georgia" style:font-name-complex="Georgia"/>
    </style:style>
    <style:style style:name="T2_4" style:family="text">
      <style:text-properties fo:color="#333333" style:font-name="Georgia" style:font-name-asian="Georgia" style:font-name-complex="Georgia"/>
    </style:style>
    <style:style style:name="T2_5" style:family="text">
      <style:text-properties fo:color="#333333" style:font-name="Georgia" style:font-name-asian="Georgia" style:font-name-complex="Georgia"/>
    </style:style>
    <style:style style:name="T2_6" style:family="text">
      <style:text-properties fo:color="#333333" style:font-name="Georgia" style:font-name-asian="Georgia" style:font-name-complex="Georgia"/>
    </style:style>
    <style:style style:name="T2_7" style:family="text">
      <style:text-properties fo:color="#333333" style:font-name="Georgia" style:font-name-asian="Georgia" style:font-name-complex="Georgia"/>
    </style:style>
    <style:style style:name="T2_8" style:family="text">
      <style:text-properties fo:color="#333333" style:font-name="Georgia" style:font-name-asian="Georgia" style:font-name-complex="Georgia"/>
    </style:style>
    <style:style style:name="T2_9" style:family="text">
      <style:text-properties fo:color="#333333" style:font-name="Georgia" style:font-name-asian="Georgia" style:font-name-complex="Georgia"/>
    </style:style>
    <style:style style:name="T2_10" style:family="text">
      <style:text-properties fo:color="#333333" style:font-name="Georgia" style:font-name-asian="Georgia" style:font-name-complex="Georgia"/>
    </style:style>
    <style:style style:name="T2_11" style:family="text">
      <style:text-properties fo:color="#333333" style:font-name="Georgia" style:font-name-asian="Georgia" style:font-name-complex="Georgia"/>
    </style:style>
    <style:style style:name="T2_12" style:family="text">
      <style:text-properties fo:color="#333333" style:font-name="Georgia" style:font-name-asian="Georgia" style:font-name-complex="Georgia"/>
    </style:style>
    <style:style style:name="T2_13" style:family="text">
      <style:text-properties fo:color="#333333" style:font-name="Georgia" style:font-name-asian="Georgia" style:font-name-complex="Georgia"/>
    </style:style>
    <style:style style:name="T2_14" style:family="text">
      <style:text-properties fo:color="#333333" style:font-name="Georgia" style:font-name-asian="Georgia" style:font-name-complex="Georgia"/>
    </style:style>
    <style:style style:name="T2_15" style:family="text">
      <style:text-properties fo:color="#333333" style:font-name="Georgia" style:font-name-asian="Georgia" style:font-name-complex="Georgia"/>
    </style:style>
    <style:style style:name="T2_16" style:family="text">
      <style:text-properties fo:color="#333333" style:font-name="Georgia" style:font-name-asian="Georgia" style:font-name-complex="Georgia"/>
    </style:style>
    <style:style style:name="T2_17" style:family="text">
      <style:text-properties fo:color="#333333" style:font-name="Georgia" style:font-name-asian="Georgia" style:font-name-complex="Georgia"/>
    </style:style>
    <style:style style:name="T2_18" style:family="text">
      <style:text-properties fo:color="#333333" style:font-name="Georgia" style:font-name-asian="Georgia" style:font-name-complex="Georgia"/>
    </style:style>
    <style:style style:name="T2_19" style:family="text">
      <style:text-properties fo:color="#333333" style:font-name="Georgia" style:font-name-asian="Georgia" style:font-name-complex="Georgia"/>
    </style:style>
    <style:style style:name="T2_20" style:family="text">
      <style:text-properties fo:color="#333333" style:font-name="Georgia" style:font-name-asian="Georgia" style:font-name-complex="Georgia"/>
    </style:style>
    <style:style style:name="P3" style:family="paragraph" style:parent-style-name="Standard">
      <style:paragraph-properties fo:break-before="auto" fo:line-height="140%" fo:margin-bottom="0.6cm" style:writing-mode="lr-tb"/>
      <style:text-properties fo:color="#333333" style:font-name="Georgia" style:font-name-asian="Georgia" style:font-name-complex="Georgia"/>
    </style:style>
    <style:style style:name="P4" style:family="paragraph" style:parent-style-name="Standard">
      <style:paragraph-properties fo:break-before="auto" fo:line-height="140%" fo:margin-bottom="0.6cm" style:writing-mode="lr-tb"/>
    </style:style>
    <style:style style:name="T4_1" style:family="text">
      <style:text-properties fo:color="#333333" style:font-name="Georgia" style:font-name-asian="Georgia" style:font-name-complex="Georgia" fo:font-weight="bold" style:font-weight-asian="bold" style:font-weight-complex="bold"/>
    </style:style>
    <style:style style:name="P5" style:family="paragraph" style:parent-style-name="Standard">
      <style:paragraph-properties fo:break-before="auto" fo:line-height="140%" fo:margin-bottom="0.6cm" style:writing-mode="lr-tb"/>
    </style:style>
    <style:style style:name="T5_1" style:family="text">
      <style:text-properties fo:color="#333333" style:font-name="Georgia" style:font-name-asian="Georgia" style:font-name-complex="Georgia"/>
    </style:style>
    <style:style style:name="T5_2" style:family="text">
      <style:text-properties fo:color="#333333" style:font-name="Georgia" style:font-name-asian="Georgia" style:font-name-complex="Georgia"/>
    </style:style>
    <style:style style:name="T5_3" style:family="text">
      <style:text-properties fo:color="#333333" style:font-name="Georgia" style:font-name-asian="Georgia" style:font-name-complex="Georgia"/>
    </style:style>
    <style:style style:name="T5_4" style:family="text">
      <style:text-properties fo:color="#333333" style:font-name="Georgia" style:font-name-asian="Georgia" style:font-name-complex="Georgia"/>
    </style:style>
    <style:style style:name="T5_5" style:family="text">
      <style:text-properties fo:color="#333333" style:font-name="Georgia" style:font-name-asian="Georgia" style:font-name-complex="Georgia"/>
    </style:style>
    <style:style style:name="T5_6" style:family="text">
      <style:text-properties fo:color="#333333" style:font-name="Georgia" style:font-name-asian="Georgia" style:font-name-complex="Georgia"/>
    </style:style>
    <style:style style:name="T5_7" style:family="text">
      <style:text-properties fo:color="#333333" style:font-name="Georgia" style:font-name-asian="Georgia" style:font-name-complex="Georgia"/>
    </style:style>
    <style:style style:name="T5_8" style:family="text">
      <style:text-properties fo:color="#333333" style:font-name="Georgia" style:font-name-asian="Georgia" style:font-name-complex="Georgia"/>
    </style:style>
    <style:style style:name="T5_9" style:family="text">
      <style:text-properties fo:color="#333333" style:font-name="Georgia" style:font-name-asian="Georgia" style:font-name-complex="Georgia"/>
    </style:style>
    <style:style style:name="T5_10" style:family="text">
      <style:text-properties fo:color="#333333" style:font-name="Georgia" style:font-name-asian="Georgia" style:font-name-complex="Georgia"/>
    </style:style>
    <style:style style:name="T5_11" style:family="text">
      <style:text-properties fo:color="#333333" style:font-name="Georgia" style:font-name-asian="Georgia" style:font-name-complex="Georgia"/>
    </style:style>
    <style:style style:name="T5_12" style:family="text">
      <style:text-properties fo:color="#333333" style:font-name="Georgia" style:font-name-asian="Georgia" style:font-name-complex="Georgia"/>
    </style:style>
    <style:style style:name="T5_13" style:family="text">
      <style:text-properties fo:color="#333333" style:font-name="Georgia" style:font-name-asian="Georgia" style:font-name-complex="Georgia"/>
    </style:style>
    <style:style style:name="T5_14" style:family="text">
      <style:text-properties fo:color="#333333" style:font-name="Georgia" style:font-name-asian="Georgia" style:font-name-complex="Georgia"/>
    </style:style>
    <style:style style:name="P6" style:family="paragraph" style:parent-style-name="Standard">
      <style:paragraph-properties fo:break-before="auto" fo:line-height="140%" fo:margin-bottom="0.6cm" style:writing-mode="lr-tb"/>
      <style:text-properties fo:color="#333333" style:font-name="Georgia" style:font-name-asian="Georgia" style:font-name-complex="Georgia"/>
    </style:style>
    <style:style style:name="P7" style:family="paragraph" style:parent-style-name="Standard">
      <style:paragraph-properties fo:break-before="auto" fo:line-height="140%" fo:margin-bottom="0.6cm" style:writing-mode="lr-tb"/>
    </style:style>
    <style:style style:name="T7_1" style:family="text">
      <style:text-properties fo:color="#333333" style:font-name="Georgia" style:font-name-asian="Georgia" style:font-name-complex="Georgia" fo:font-weight="bold" style:font-weight-asian="bold" style:font-weight-complex="bold"/>
    </style:style>
    <style:style style:name="T7_2" style:family="text">
      <style:text-properties fo:color="#333333" style:font-name="Georgia" style:font-name-asian="Georgia" style:font-name-complex="Georgia" fo:font-weight="bold" style:font-weight-asian="bold" style:font-weight-complex="bold"/>
    </style:style>
    <style:style style:name="P8" style:family="paragraph" style:parent-style-name="Standard">
      <style:paragraph-properties fo:break-before="auto" fo:line-height="140%" fo:margin-bottom="0.6cm" style:writing-mode="lr-tb"/>
    </style:style>
    <style:style style:name="T8_1" style:family="text">
      <style:text-properties fo:color="#333333" style:font-name="Georgia" style:font-name-asian="Georgia" style:font-name-complex="Georgia"/>
    </style:style>
    <style:style style:name="T8_2" style:family="text">
      <style:text-properties fo:color="#333333" style:font-name="Georgia" style:font-name-asian="Georgia" style:font-name-complex="Georgia"/>
    </style:style>
    <style:style style:name="T8_3" style:family="text">
      <style:text-properties fo:color="#333333" style:font-name="Georgia" style:font-name-asian="Georgia" style:font-name-complex="Georgia"/>
    </style:style>
    <style:style style:name="T8_4" style:family="text">
      <style:text-properties fo:color="#333333" style:font-name="Georgia" style:font-name-asian="Georgia" style:font-name-complex="Georgia"/>
    </style:style>
    <style:style style:name="T8_5" style:family="text">
      <style:text-properties fo:color="#333333" style:font-name="Georgia" style:font-name-asian="Georgia" style:font-name-complex="Georgia"/>
    </style:style>
    <style:style style:name="T8_6" style:family="text">
      <style:text-properties fo:color="#333333" style:font-name="Georgia" style:font-name-asian="Georgia" style:font-name-complex="Georgia"/>
    </style:style>
    <style:style style:name="T8_7" style:family="text">
      <style:text-properties fo:color="#333333" style:font-name="Georgia" style:font-name-asian="Georgia" style:font-name-complex="Georgia"/>
    </style:style>
    <style:style style:name="T8_8" style:family="text">
      <style:text-properties fo:color="#333333" style:font-name="Georgia" style:font-name-asian="Georgia" style:font-name-complex="Georgia"/>
    </style:style>
    <style:style style:name="T8_9" style:family="text">
      <style:text-properties fo:color="#333333" style:font-name="Georgia" style:font-name-asian="Georgia" style:font-name-complex="Georgia"/>
    </style:style>
    <style:style style:name="T8_10" style:family="text">
      <style:text-properties fo:color="#333333" style:font-name="Georgia" style:font-name-asian="Georgia" style:font-name-complex="Georgia"/>
    </style:style>
    <style:style style:name="T8_11" style:family="text">
      <style:text-properties fo:color="#333333" style:font-name="Georgia" style:font-name-asian="Georgia" style:font-name-complex="Georgia"/>
    </style:style>
    <style:style style:name="T8_12" style:family="text">
      <style:text-properties fo:color="#333333" style:font-name="Georgia" style:font-name-asian="Georgia" style:font-name-complex="Georgia"/>
    </style:style>
    <style:style style:name="T8_13" style:family="text">
      <style:text-properties fo:color="#333333" style:font-name="Georgia" style:font-name-asian="Georgia" style:font-name-complex="Georgia"/>
    </style:style>
    <style:style style:name="T8_14" style:family="text">
      <style:text-properties fo:color="#333333" style:font-name="Georgia" style:font-name-asian="Georgia" style:font-name-complex="Georgia"/>
    </style:style>
    <style:style style:name="T8_15" style:family="text">
      <style:text-properties fo:color="#333333" style:font-name="Georgia" style:font-name-asian="Georgia" style:font-name-complex="Georgia"/>
    </style:style>
    <style:style style:name="T8_16" style:family="text">
      <style:text-properties fo:color="#333333" style:font-name="Georgia" style:font-name-asian="Georgia" style:font-name-complex="Georgia"/>
    </style:style>
    <style:style style:name="T8_17" style:family="text">
      <style:text-properties fo:color="#333333" style:font-name="Georgia" style:font-name-asian="Georgia" style:font-name-complex="Georgia"/>
    </style:style>
    <style:style style:name="T8_18" style:family="text">
      <style:text-properties fo:color="#333333" style:font-name="Georgia" style:font-name-asian="Georgia" style:font-name-complex="Georgia"/>
    </style:style>
    <style:style style:name="T8_19" style:family="text">
      <style:text-properties fo:color="#333333" style:font-name="Georgia" style:font-name-asian="Georgia" style:font-name-complex="Georgia"/>
    </style:style>
    <style:style style:name="T8_20" style:family="text">
      <style:text-properties fo:color="#333333" style:font-name="Georgia" style:font-name-asian="Georgia" style:font-name-complex="Georgia"/>
    </style:style>
    <style:style style:name="T8_21" style:family="text">
      <style:text-properties fo:color="#333333" style:font-name="Georgia" style:font-name-asian="Georgia" style:font-name-complex="Georgia"/>
    </style:style>
    <style:style style:name="T8_22" style:family="text">
      <style:text-properties fo:color="#333333" style:font-name="Georgia" style:font-name-asian="Georgia" style:font-name-complex="Georgia"/>
    </style:style>
    <style:style style:name="T8_23" style:family="text">
      <style:text-properties fo:color="#333333" style:font-name="Georgia" style:font-name-asian="Georgia" style:font-name-complex="Georgia"/>
    </style:style>
    <style:style style:name="T8_24" style:family="text">
      <style:text-properties fo:color="#333333" style:font-name="Georgia" style:font-name-asian="Georgia" style:font-name-complex="Georgia"/>
    </style:style>
    <style:style style:name="T8_25" style:family="text">
      <style:text-properties fo:color="#333333" style:font-name="Georgia" style:font-name-asian="Georgia" style:font-name-complex="Georgia"/>
    </style:style>
    <style:style style:name="T8_26" style:family="text">
      <style:text-properties fo:color="#333333" style:font-name="Georgia" style:font-name-asian="Georgia" style:font-name-complex="Georgia"/>
    </style:style>
    <style:style style:name="T8_27" style:family="text">
      <style:text-properties fo:color="#333333" style:font-name="Georgia" style:font-name-asian="Georgia" style:font-name-complex="Georgia"/>
    </style:style>
    <style:style style:name="T8_28" style:family="text">
      <style:text-properties fo:color="#333333" style:font-name="Georgia" style:font-name-asian="Georgia" style:font-name-complex="Georgia"/>
    </style:style>
    <style:style style:name="T8_29" style:family="text">
      <style:text-properties fo:color="#333333" style:font-name="Georgia" style:font-name-asian="Georgia" style:font-name-complex="Georgia"/>
    </style:style>
    <style:style style:name="T8_30" style:family="text">
      <style:text-properties fo:color="#333333" style:font-name="Georgia" style:font-name-asian="Georgia" style:font-name-complex="Georgia"/>
    </style:style>
    <style:style style:name="T8_31" style:family="text">
      <style:text-properties fo:color="#333333" style:font-name="Georgia" style:font-name-asian="Georgia" style:font-name-complex="Georgia"/>
    </style:style>
    <style:style style:name="T8_32" style:family="text">
      <style:text-properties fo:color="#333333" style:font-name="Georgia" style:font-name-asian="Georgia" style:font-name-complex="Georgia"/>
    </style:style>
    <style:style style:name="T8_33" style:family="text">
      <style:text-properties fo:color="#333333" style:font-name="Georgia" style:font-name-asian="Georgia" style:font-name-complex="Georgia"/>
    </style:style>
    <style:style style:name="T8_34" style:family="text">
      <style:text-properties fo:color="#333333" style:font-name="Georgia" style:font-name-asian="Georgia" style:font-name-complex="Georgia"/>
    </style:style>
    <style:style style:name="T8_35" style:family="text">
      <style:text-properties fo:color="#333333" style:font-name="Georgia" style:font-name-asian="Georgia" style:font-name-complex="Georgia"/>
    </style:style>
    <style:style style:name="T8_36" style:family="text">
      <style:text-properties fo:color="#333333" style:font-name="Georgia" style:font-name-asian="Georgia" style:font-name-complex="Georgia"/>
    </style:style>
    <style:style style:name="T8_37" style:family="text">
      <style:text-properties fo:color="#333333" style:font-name="Georgia" style:font-name-asian="Georgia" style:font-name-complex="Georgia"/>
    </style:style>
    <style:style style:name="T8_38" style:family="text">
      <style:text-properties fo:color="#333333" style:font-name="Georgia" style:font-name-asian="Georgia" style:font-name-complex="Georgia"/>
    </style:style>
    <style:style style:name="T8_39" style:family="text">
      <style:text-properties fo:color="#333333" style:font-name="Georgia" style:font-name-asian="Georgia" style:font-name-complex="Georgia"/>
    </style:style>
    <style:style style:name="T8_40" style:family="text">
      <style:text-properties fo:color="#333333" style:font-name="Georgia" style:font-name-asian="Georgia" style:font-name-complex="Georgia"/>
    </style:style>
    <style:style style:name="T8_41" style:family="text">
      <style:text-properties fo:color="#333333" style:font-name="Georgia" style:font-name-asian="Georgia" style:font-name-complex="Georgia"/>
    </style:style>
    <style:style style:name="T8_42" style:family="text">
      <style:text-properties fo:color="#333333" style:font-name="Georgia" style:font-name-asian="Georgia" style:font-name-complex="Georgia"/>
    </style:style>
    <style:style style:name="T8_43" style:family="text">
      <style:text-properties fo:color="#333333" style:font-name="Georgia" style:font-name-asian="Georgia" style:font-name-complex="Georgia"/>
    </style:style>
    <style:style style:name="T8_44" style:family="text">
      <style:text-properties fo:color="#333333" style:font-name="Georgia" style:font-name-asian="Georgia" style:font-name-complex="Georgia"/>
    </style:style>
    <style:style style:name="T8_45" style:family="text">
      <style:text-properties fo:color="#333333" style:font-name="Georgia" style:font-name-asian="Georgia" style:font-name-complex="Georgia"/>
    </style:style>
    <style:style style:name="T8_46" style:family="text">
      <style:text-properties fo:color="#333333" style:font-name="Georgia" style:font-name-asian="Georgia" style:font-name-complex="Georgia"/>
    </style:style>
    <style:style style:name="T8_47" style:family="text">
      <style:text-properties fo:color="#333333" style:font-name="Georgia" style:font-name-asian="Georgia" style:font-name-complex="Georgia"/>
    </style:style>
    <style:style style:name="T8_48" style:family="text">
      <style:text-properties fo:color="#333333" style:font-name="Georgia" style:font-name-asian="Georgia" style:font-name-complex="Georgia"/>
    </style:style>
    <style:style style:name="T8_49" style:family="text">
      <style:text-properties fo:color="#333333" style:font-name="Georgia" style:font-name-asian="Georgia" style:font-name-complex="Georgia"/>
    </style:style>
    <style:style style:name="T8_50" style:family="text">
      <style:text-properties fo:color="#333333" style:font-name="Georgia" style:font-name-asian="Georgia" style:font-name-complex="Georgia"/>
    </style:style>
    <style:style style:name="T8_51" style:family="text">
      <style:text-properties fo:color="#333333" style:font-name="Georgia" style:font-name-asian="Georgia" style:font-name-complex="Georgia"/>
    </style:style>
    <style:style style:name="T8_52" style:family="text">
      <style:text-properties fo:color="#333333" style:font-name="Georgia" style:font-name-asian="Georgia" style:font-name-complex="Georgia"/>
    </style:style>
    <style:style style:name="T8_53" style:family="text">
      <style:text-properties fo:color="#333333" style:font-name="Georgia" style:font-name-asian="Georgia" style:font-name-complex="Georgia"/>
    </style:style>
    <style:style style:name="T8_54" style:family="text">
      <style:text-properties fo:color="#333333" style:font-name="Georgia" style:font-name-asian="Georgia" style:font-name-complex="Georgia"/>
    </style:style>
    <style:style style:name="T8_55" style:family="text">
      <style:text-properties fo:color="#333333" style:font-name="Georgia" style:font-name-asian="Georgia" style:font-name-complex="Georgia"/>
    </style:style>
    <style:style style:name="T8_56" style:family="text">
      <style:text-properties fo:color="#333333" style:font-name="Georgia" style:font-name-asian="Georgia" style:font-name-complex="Georgia"/>
    </style:style>
    <style:style style:name="T8_57" style:family="text">
      <style:text-properties fo:color="#333333" style:font-name="Georgia" style:font-name-asian="Georgia" style:font-name-complex="Georgia"/>
    </style:style>
    <style:style style:name="T8_58" style:family="text">
      <style:text-properties fo:color="#333333" style:font-name="Georgia" style:font-name-asian="Georgia" style:font-name-complex="Georgia"/>
    </style:style>
    <style:style style:name="T8_59" style:family="text">
      <style:text-properties fo:color="#333333" style:font-name="Georgia" style:font-name-asian="Georgia" style:font-name-complex="Georgia"/>
    </style:style>
    <style:style style:name="T8_60" style:family="text">
      <style:text-properties fo:color="#333333" style:font-name="Georgia" style:font-name-asian="Georgia" style:font-name-complex="Georgia"/>
    </style:style>
    <style:style style:name="T8_61" style:family="text">
      <style:text-properties fo:color="#333333" style:font-name="Georgia" style:font-name-asian="Georgia" style:font-name-complex="Georgia"/>
    </style:style>
    <style:style style:name="T8_62" style:family="text">
      <style:text-properties fo:color="#333333" style:font-name="Georgia" style:font-name-asian="Georgia" style:font-name-complex="Georgia"/>
    </style:style>
    <style:style style:name="T8_63" style:family="text">
      <style:text-properties fo:color="#333333" style:font-name="Georgia" style:font-name-asian="Georgia" style:font-name-complex="Georgia"/>
    </style:style>
    <style:style style:name="T8_64" style:family="text">
      <style:text-properties fo:color="#333333" style:font-name="Georgia" style:font-name-asian="Georgia" style:font-name-complex="Georgia"/>
    </style:style>
    <style:style style:name="T8_65" style:family="text">
      <style:text-properties fo:color="#333333" style:font-name="Georgia" style:font-name-asian="Georgia" style:font-name-complex="Georgia"/>
    </style:style>
    <style:style style:name="T8_66" style:family="text">
      <style:text-properties fo:color="#333333" style:font-name="Georgia" style:font-name-asian="Georgia" style:font-name-complex="Georgia"/>
    </style:style>
    <style:style style:name="T8_67" style:family="text">
      <style:text-properties fo:color="#333333" style:font-name="Georgia" style:font-name-asian="Georgia" style:font-name-complex="Georgia"/>
    </style:style>
    <style:style style:name="T8_68" style:family="text">
      <style:text-properties fo:color="#333333" style:font-name="Georgia" style:font-name-asian="Georgia" style:font-name-complex="Georgia"/>
    </style:style>
    <style:style style:name="T8_69" style:family="text">
      <style:text-properties fo:color="#333333" style:font-name="Georgia" style:font-name-asian="Georgia" style:font-name-complex="Georgia"/>
    </style:style>
    <style:style style:name="T8_70" style:family="text">
      <style:text-properties fo:color="#333333" style:font-name="Georgia" style:font-name-asian="Georgia" style:font-name-complex="Georgia"/>
    </style:style>
    <style:style style:name="T8_71" style:family="text">
      <style:text-properties fo:color="#333333" style:font-name="Georgia" style:font-name-asian="Georgia" style:font-name-complex="Georgia"/>
    </style:style>
    <style:style style:name="T8_72" style:family="text">
      <style:text-properties fo:color="#333333" style:font-name="Georgia" style:font-name-asian="Georgia" style:font-name-complex="Georgia"/>
    </style:style>
    <style:style style:name="T8_73" style:family="text">
      <style:text-properties fo:color="#333333" style:font-name="Georgia" style:font-name-asian="Georgia" style:font-name-complex="Georgia"/>
    </style:style>
    <style:style style:name="T8_74" style:family="text">
      <style:text-properties fo:color="#333333" style:font-name="Georgia" style:font-name-asian="Georgia" style:font-name-complex="Georgia"/>
    </style:style>
    <style:style style:name="T8_75" style:family="text">
      <style:text-properties fo:color="#333333" style:font-name="Georgia" style:font-name-asian="Georgia" style:font-name-complex="Georgia"/>
    </style:style>
    <style:style style:name="T8_76" style:family="text">
      <style:text-properties fo:color="#333333" style:font-name="Georgia" style:font-name-asian="Georgia" style:font-name-complex="Georgia"/>
    </style:style>
    <style:style style:name="T8_77" style:family="text">
      <style:text-properties fo:color="#333333" style:font-name="Georgia" style:font-name-asian="Georgia" style:font-name-complex="Georgia"/>
    </style:style>
    <style:style style:name="T8_78" style:family="text">
      <style:text-properties fo:color="#333333" style:font-name="Georgia" style:font-name-asian="Georgia" style:font-name-complex="Georgia"/>
    </style:style>
    <style:style style:name="T8_79" style:family="text">
      <style:text-properties fo:color="#333333" style:font-name="Georgia" style:font-name-asian="Georgia" style:font-name-complex="Georgia"/>
    </style:style>
    <style:style style:name="T8_80" style:family="text">
      <style:text-properties fo:color="#333333" style:font-name="Georgia" style:font-name-asian="Georgia" style:font-name-complex="Georgia"/>
    </style:style>
    <style:style style:name="T8_81" style:family="text">
      <style:text-properties fo:color="#333333" style:font-name="Georgia" style:font-name-asian="Georgia" style:font-name-complex="Georgia"/>
    </style:style>
    <style:style style:name="T8_82" style:family="text">
      <style:text-properties fo:color="#333333" style:font-name="Georgia" style:font-name-asian="Georgia" style:font-name-complex="Georgia"/>
    </style:style>
    <style:style style:name="T8_83" style:family="text">
      <style:text-properties fo:color="#333333" style:font-name="Georgia" style:font-name-asian="Georgia" style:font-name-complex="Georgia"/>
    </style:style>
    <style:style style:name="T8_84" style:family="text">
      <style:text-properties fo:color="#333333" style:font-name="Georgia" style:font-name-asian="Georgia" style:font-name-complex="Georgia"/>
    </style:style>
    <style:style style:name="T8_85" style:family="text">
      <style:text-properties fo:color="#333333" style:font-name="Georgia" style:font-name-asian="Georgia" style:font-name-complex="Georgia"/>
    </style:style>
    <style:style style:name="T8_86" style:family="text">
      <style:text-properties fo:color="#333333" style:font-name="Georgia" style:font-name-asian="Georgia" style:font-name-complex="Georgia"/>
    </style:style>
    <style:style style:name="T8_87" style:family="text">
      <style:text-properties fo:color="#333333" style:font-name="Georgia" style:font-name-asian="Georgia" style:font-name-complex="Georgia"/>
    </style:style>
    <style:style style:name="T8_88" style:family="text">
      <style:text-properties fo:color="#333333" style:font-name="Georgia" style:font-name-asian="Georgia" style:font-name-complex="Georgia"/>
    </style:style>
    <style:style style:name="P9" style:family="paragraph" style:parent-style-name="Standard">
      <style:paragraph-properties fo:break-before="auto" fo:line-height="140%" fo:margin-bottom="0.6cm" style:writing-mode="lr-tb"/>
    </style:style>
    <style:style style:name="T9_1" style:family="text">
      <style:text-properties fo:color="#333333" style:font-name="Georgia" style:font-name-asian="Georgia" style:font-name-complex="Georgia"/>
    </style:style>
    <style:style style:name="T9_2" style:family="text">
      <style:text-properties fo:color="#333333" style:font-name="Georgia" style:font-name-asian="Georgia" style:font-name-complex="Georgia"/>
    </style:style>
    <style:style style:name="T9_3" style:family="text">
      <style:text-properties fo:color="#333333" style:font-name="Georgia" style:font-name-asian="Georgia" style:font-name-complex="Georgia"/>
    </style:style>
    <style:style style:name="T9_4" style:family="text">
      <style:text-properties fo:color="#333333" style:font-name="Georgia" style:font-name-asian="Georgia" style:font-name-complex="Georgia"/>
    </style:style>
    <style:style style:name="T9_5" style:family="text">
      <style:text-properties fo:color="#333333" style:font-name="Georgia" style:font-name-asian="Georgia" style:font-name-complex="Georgia"/>
    </style:style>
    <style:style style:name="T9_6" style:family="text">
      <style:text-properties fo:color="#333333" style:font-name="Georgia" style:font-name-asian="Georgia" style:font-name-complex="Georgia"/>
    </style:style>
    <style:style style:name="T9_7" style:family="text">
      <style:text-properties fo:color="#333333" style:font-name="Georgia" style:font-name-asian="Georgia" style:font-name-complex="Georgia"/>
    </style:style>
    <style:style style:name="T9_8" style:family="text">
      <style:text-properties fo:color="#333333" style:font-name="Georgia" style:font-name-asian="Georgia" style:font-name-complex="Georgia"/>
    </style:style>
    <style:style style:name="T9_9" style:family="text">
      <style:text-properties fo:color="#333333" style:font-name="Georgia" style:font-name-asian="Georgia" style:font-name-complex="Georgia"/>
    </style:style>
    <style:style style:name="T9_10" style:family="text">
      <style:text-properties fo:color="#333333" style:font-name="Georgia" style:font-name-asian="Georgia" style:font-name-complex="Georgia"/>
    </style:style>
    <style:style style:name="T9_11" style:family="text">
      <style:text-properties fo:color="#333333" style:font-name="Georgia" style:font-name-asian="Georgia" style:font-name-complex="Georgia"/>
    </style:style>
    <style:style style:name="T9_12" style:family="text">
      <style:text-properties fo:color="#333333" style:font-name="Georgia" style:font-name-asian="Georgia" style:font-name-complex="Georgia"/>
    </style:style>
    <style:style style:name="T9_13" style:family="text">
      <style:text-properties fo:color="#333333" style:font-name="Georgia" style:font-name-asian="Georgia" style:font-name-complex="Georgia"/>
    </style:style>
    <style:style style:name="T9_14" style:family="text">
      <style:text-properties fo:color="#333333" style:font-name="Georgia" style:font-name-asian="Georgia" style:font-name-complex="Georgia"/>
    </style:style>
    <style:style style:name="T9_15" style:family="text">
      <style:text-properties fo:color="#333333" style:font-name="Georgia" style:font-name-asian="Georgia" style:font-name-complex="Georgia"/>
    </style:style>
    <style:style style:name="T9_16" style:family="text">
      <style:text-properties fo:color="#333333" style:font-name="Georgia" style:font-name-asian="Georgia" style:font-name-complex="Georgia"/>
    </style:style>
    <style:style style:name="T9_17" style:family="text">
      <style:text-properties fo:color="#333333" style:font-name="Georgia" style:font-name-asian="Georgia" style:font-name-complex="Georgia"/>
    </style:style>
    <style:style style:name="T9_18" style:family="text">
      <style:text-properties fo:color="#333333" style:font-name="Georgia" style:font-name-asian="Georgia" style:font-name-complex="Georgia"/>
    </style:style>
    <style:style style:name="T9_19" style:family="text">
      <style:text-properties fo:color="#333333" style:font-name="Georgia" style:font-name-asian="Georgia" style:font-name-complex="Georgia"/>
    </style:style>
    <style:style style:name="T9_20" style:family="text">
      <style:text-properties fo:color="#333333" style:font-name="Georgia" style:font-name-asian="Georgia" style:font-name-complex="Georgia"/>
    </style:style>
    <style:style style:name="T9_21" style:family="text">
      <style:text-properties fo:color="#333333" style:font-name="Georgia" style:font-name-asian="Georgia" style:font-name-complex="Georgia"/>
    </style:style>
    <style:style style:name="T9_22" style:family="text">
      <style:text-properties fo:color="#333333" style:font-name="Georgia" style:font-name-asian="Georgia" style:font-name-complex="Georgia"/>
    </style:style>
    <style:style style:name="T9_23" style:family="text">
      <style:text-properties fo:color="#333333" style:font-name="Georgia" style:font-name-asian="Georgia" style:font-name-complex="Georgia"/>
    </style:style>
    <style:style style:name="T9_24" style:family="text">
      <style:text-properties fo:color="#333333" style:font-name="Georgia" style:font-name-asian="Georgia" style:font-name-complex="Georgia"/>
    </style:style>
    <style:style style:name="T9_25" style:family="text">
      <style:text-properties fo:color="#333333" style:font-name="Georgia" style:font-name-asian="Georgia" style:font-name-complex="Georgia"/>
    </style:style>
    <style:style style:name="T9_26" style:family="text">
      <style:text-properties fo:color="#333333" style:font-name="Georgia" style:font-name-asian="Georgia" style:font-name-complex="Georgia"/>
    </style:style>
    <style:style style:name="T9_27" style:family="text">
      <style:text-properties fo:color="#333333" style:font-name="Georgia" style:font-name-asian="Georgia" style:font-name-complex="Georgia"/>
    </style:style>
    <style:style style:name="T9_28" style:family="text">
      <style:text-properties fo:color="#333333" style:font-name="Georgia" style:font-name-asian="Georgia" style:font-name-complex="Georgia"/>
    </style:style>
    <style:style style:name="T9_29" style:family="text">
      <style:text-properties fo:color="#333333" style:font-name="Georgia" style:font-name-asian="Georgia" style:font-name-complex="Georgia"/>
    </style:style>
    <style:style style:name="T9_30" style:family="text">
      <style:text-properties fo:color="#333333" style:font-name="Georgia" style:font-name-asian="Georgia" style:font-name-complex="Georgia"/>
    </style:style>
    <style:style style:name="T9_31" style:family="text">
      <style:text-properties fo:color="#333333" style:font-name="Georgia" style:font-name-asian="Georgia" style:font-name-complex="Georgia"/>
    </style:style>
    <style:style style:name="T9_32" style:family="text">
      <style:text-properties fo:color="#333333" style:font-name="Georgia" style:font-name-asian="Georgia" style:font-name-complex="Georgia"/>
    </style:style>
    <style:style style:name="T9_33" style:family="text">
      <style:text-properties fo:color="#333333" style:font-name="Georgia" style:font-name-asian="Georgia" style:font-name-complex="Georgia"/>
    </style:style>
    <style:style style:name="T9_34" style:family="text">
      <style:text-properties fo:color="#333333" style:font-name="Georgia" style:font-name-asian="Georgia" style:font-name-complex="Georgia"/>
    </style:style>
    <style:style style:name="T9_35" style:family="text">
      <style:text-properties fo:color="#333333" style:font-name="Georgia" style:font-name-asian="Georgia" style:font-name-complex="Georgia"/>
    </style:style>
    <style:style style:name="T9_36" style:family="text">
      <style:text-properties fo:color="#333333" style:font-name="Georgia" style:font-name-asian="Georgia" style:font-name-complex="Georgia"/>
    </style:style>
    <style:style style:name="T9_37" style:family="text">
      <style:text-properties fo:color="#333333" style:font-name="Georgia" style:font-name-asian="Georgia" style:font-name-complex="Georgia"/>
    </style:style>
    <style:style style:name="T9_38" style:family="text">
      <style:text-properties fo:color="#333333" style:font-name="Georgia" style:font-name-asian="Georgia" style:font-name-complex="Georgia"/>
    </style:style>
    <style:style style:name="T9_39" style:family="text">
      <style:text-properties fo:color="#333333" style:font-name="Georgia" style:font-name-asian="Georgia" style:font-name-complex="Georgia"/>
    </style:style>
    <style:style style:name="T9_40" style:family="text">
      <style:text-properties fo:color="#333333" style:font-name="Georgia" style:font-name-asian="Georgia" style:font-name-complex="Georgia"/>
    </style:style>
    <style:style style:name="T9_41" style:family="text">
      <style:text-properties fo:color="#333333" style:font-name="Georgia" style:font-name-asian="Georgia" style:font-name-complex="Georgia"/>
    </style:style>
    <style:style style:name="T9_42" style:family="text">
      <style:text-properties fo:color="#333333" style:font-name="Georgia" style:font-name-asian="Georgia" style:font-name-complex="Georgia"/>
    </style:style>
    <style:style style:name="T9_43" style:family="text">
      <style:text-properties fo:color="#333333" style:font-name="Georgia" style:font-name-asian="Georgia" style:font-name-complex="Georgia"/>
    </style:style>
    <style:style style:name="T9_44" style:family="text">
      <style:text-properties fo:color="#333333" style:font-name="Georgia" style:font-name-asian="Georgia" style:font-name-complex="Georgia"/>
    </style:style>
    <style:style style:name="T9_45" style:family="text">
      <style:text-properties fo:color="#333333" style:font-name="Georgia" style:font-name-asian="Georgia" style:font-name-complex="Georgia"/>
    </style:style>
    <style:style style:name="T9_46" style:family="text">
      <style:text-properties fo:color="#333333" style:font-name="Georgia" style:font-name-asian="Georgia" style:font-name-complex="Georgia"/>
    </style:style>
    <style:style style:name="T9_47" style:family="text">
      <style:text-properties fo:color="#333333" style:font-name="Georgia" style:font-name-asian="Georgia" style:font-name-complex="Georgia"/>
    </style:style>
    <style:style style:name="T9_48" style:family="text">
      <style:text-properties fo:color="#333333" style:font-name="Georgia" style:font-name-asian="Georgia" style:font-name-complex="Georgia"/>
    </style:style>
    <style:style style:name="T9_49" style:family="text">
      <style:text-properties fo:color="#333333" style:font-name="Georgia" style:font-name-asian="Georgia" style:font-name-complex="Georgia"/>
    </style:style>
    <style:style style:name="T9_50" style:family="text">
      <style:text-properties fo:color="#333333" style:font-name="Georgia" style:font-name-asian="Georgia" style:font-name-complex="Georgia"/>
    </style:style>
    <style:style style:name="T9_51" style:family="text">
      <style:text-properties fo:color="#333333" style:font-name="Georgia" style:font-name-asian="Georgia" style:font-name-complex="Georgia"/>
    </style:style>
    <style:style style:name="T9_52" style:family="text">
      <style:text-properties fo:color="#333333" style:font-name="Georgia" style:font-name-asian="Georgia" style:font-name-complex="Georgia"/>
    </style:style>
    <style:style style:name="T9_53" style:family="text">
      <style:text-properties fo:color="#333333" style:font-name="Georgia" style:font-name-asian="Georgia" style:font-name-complex="Georgia"/>
    </style:style>
    <style:style style:name="T9_54" style:family="text">
      <style:text-properties fo:color="#333333" style:font-name="Georgia" style:font-name-asian="Georgia" style:font-name-complex="Georgia"/>
    </style:style>
    <style:style style:name="T9_55" style:family="text">
      <style:text-properties fo:color="#333333" style:font-name="Georgia" style:font-name-asian="Georgia" style:font-name-complex="Georgia"/>
    </style:style>
    <style:style style:name="T9_56" style:family="text">
      <style:text-properties fo:color="#333333" style:font-name="Georgia" style:font-name-asian="Georgia" style:font-name-complex="Georgia"/>
    </style:style>
    <style:style style:name="T9_57" style:family="text">
      <style:text-properties fo:color="#333333" style:font-name="Georgia" style:font-name-asian="Georgia" style:font-name-complex="Georgia"/>
    </style:style>
    <style:style style:name="T9_58" style:family="text">
      <style:text-properties fo:color="#333333" style:font-name="Georgia" style:font-name-asian="Georgia" style:font-name-complex="Georgia"/>
    </style:style>
    <style:style style:name="T9_59" style:family="text">
      <style:text-properties fo:color="#333333" style:font-name="Georgia" style:font-name-asian="Georgia" style:font-name-complex="Georgia"/>
    </style:style>
    <style:style style:name="T9_60" style:family="text">
      <style:text-properties fo:color="#333333" style:font-name="Georgia" style:font-name-asian="Georgia" style:font-name-complex="Georgia"/>
    </style:style>
    <style:style style:name="T9_61" style:family="text">
      <style:text-properties fo:color="#333333" style:font-name="Georgia" style:font-name-asian="Georgia" style:font-name-complex="Georgia"/>
    </style:style>
    <style:style style:name="T9_62" style:family="text">
      <style:text-properties fo:color="#333333" style:font-name="Georgia" style:font-name-asian="Georgia" style:font-name-complex="Georgia"/>
    </style:style>
    <style:style style:name="T9_63" style:family="text">
      <style:text-properties fo:color="#333333" style:font-name="Georgia" style:font-name-asian="Georgia" style:font-name-complex="Georgia"/>
    </style:style>
    <style:style style:name="T9_64" style:family="text">
      <style:text-properties fo:color="#333333" style:font-name="Georgia" style:font-name-asian="Georgia" style:font-name-complex="Georgia"/>
    </style:style>
    <style:style style:name="T9_65" style:family="text">
      <style:text-properties fo:color="#333333" style:font-name="Georgia" style:font-name-asian="Georgia" style:font-name-complex="Georgia"/>
    </style:style>
    <style:style style:name="T9_66" style:family="text">
      <style:text-properties fo:color="#333333" style:font-name="Georgia" style:font-name-asian="Georgia" style:font-name-complex="Georgia"/>
    </style:style>
    <style:style style:name="T9_67" style:family="text">
      <style:text-properties fo:color="#333333" style:font-name="Georgia" style:font-name-asian="Georgia" style:font-name-complex="Georgia"/>
    </style:style>
    <style:style style:name="T9_68" style:family="text">
      <style:text-properties fo:color="#333333" style:font-name="Georgia" style:font-name-asian="Georgia" style:font-name-complex="Georgia"/>
    </style:style>
    <style:style style:name="T9_69" style:family="text">
      <style:text-properties fo:color="#333333" style:font-name="Georgia" style:font-name-asian="Georgia" style:font-name-complex="Georgia"/>
    </style:style>
    <style:style style:name="T9_70" style:family="text">
      <style:text-properties fo:color="#333333" style:font-name="Georgia" style:font-name-asian="Georgia" style:font-name-complex="Georgia"/>
    </style:style>
    <style:style style:name="T9_71" style:family="text">
      <style:text-properties fo:color="#333333" style:font-name="Georgia" style:font-name-asian="Georgia" style:font-name-complex="Georgia"/>
    </style:style>
    <style:style style:name="T9_72" style:family="text">
      <style:text-properties fo:color="#333333" style:font-name="Georgia" style:font-name-asian="Georgia" style:font-name-complex="Georgia"/>
    </style:style>
    <style:style style:name="T9_73" style:family="text">
      <style:text-properties fo:color="#333333" style:font-name="Georgia" style:font-name-asian="Georgia" style:font-name-complex="Georgia"/>
    </style:style>
    <style:style style:name="T9_74" style:family="text">
      <style:text-properties fo:color="#333333" style:font-name="Georgia" style:font-name-asian="Georgia" style:font-name-complex="Georgia"/>
    </style:style>
    <style:style style:name="T9_75" style:family="text">
      <style:text-properties fo:color="#333333" style:font-name="Georgia" style:font-name-asian="Georgia" style:font-name-complex="Georgia"/>
    </style:style>
    <style:style style:name="T9_76" style:family="text">
      <style:text-properties fo:color="#333333" style:font-name="Georgia" style:font-name-asian="Georgia" style:font-name-complex="Georgia"/>
    </style:style>
    <style:style style:name="T9_77" style:family="text">
      <style:text-properties fo:color="#333333" style:font-name="Georgia" style:font-name-asian="Georgia" style:font-name-complex="Georgia"/>
    </style:style>
    <style:style style:name="T9_78" style:family="text">
      <style:text-properties fo:color="#333333" style:font-name="Georgia" style:font-name-asian="Georgia" style:font-name-complex="Georgia"/>
    </style:style>
    <style:style style:name="T9_79" style:family="text">
      <style:text-properties fo:color="#333333" style:font-name="Georgia" style:font-name-asian="Georgia" style:font-name-complex="Georgia"/>
    </style:style>
    <style:style style:name="T9_80" style:family="text">
      <style:text-properties fo:color="#333333" style:font-name="Georgia" style:font-name-asian="Georgia" style:font-name-complex="Georgia"/>
    </style:style>
    <style:style style:name="T9_81" style:family="text">
      <style:text-properties fo:color="#333333" style:font-name="Georgia" style:font-name-asian="Georgia" style:font-name-complex="Georgia"/>
    </style:style>
    <style:style style:name="T9_82" style:family="text">
      <style:text-properties fo:color="#333333" style:font-name="Georgia" style:font-name-asian="Georgia" style:font-name-complex="Georgia"/>
    </style:style>
    <style:style style:name="T9_83" style:family="text">
      <style:text-properties fo:color="#333333" style:font-name="Georgia" style:font-name-asian="Georgia" style:font-name-complex="Georgia"/>
    </style:style>
    <style:style style:name="T9_84" style:family="text">
      <style:text-properties fo:color="#333333" style:font-name="Georgia" style:font-name-asian="Georgia" style:font-name-complex="Georgia"/>
    </style:style>
    <style:style style:name="T9_85" style:family="text">
      <style:text-properties fo:color="#333333" style:font-name="Georgia" style:font-name-asian="Georgia" style:font-name-complex="Georgia"/>
    </style:style>
    <style:style style:name="T9_86" style:family="text">
      <style:text-properties fo:color="#333333" style:font-name="Georgia" style:font-name-asian="Georgia" style:font-name-complex="Georgia"/>
    </style:style>
    <style:style style:name="T9_87" style:family="text">
      <style:text-properties fo:color="#333333" style:font-name="Georgia" style:font-name-asian="Georgia" style:font-name-complex="Georgia"/>
    </style:style>
    <style:style style:name="T9_88" style:family="text">
      <style:text-properties fo:color="#333333" style:font-name="Georgia" style:font-name-asian="Georgia" style:font-name-complex="Georgia"/>
    </style:style>
    <style:style style:name="T9_89" style:family="text">
      <style:text-properties fo:color="#333333" style:font-name="Georgia" style:font-name-asian="Georgia" style:font-name-complex="Georgia"/>
    </style:style>
    <style:style style:name="T9_90" style:family="text">
      <style:text-properties fo:color="#333333" style:font-name="Georgia" style:font-name-asian="Georgia" style:font-name-complex="Georgia"/>
    </style:style>
    <style:style style:name="T9_91" style:family="text">
      <style:text-properties fo:color="#333333" style:font-name="Georgia" style:font-name-asian="Georgia" style:font-name-complex="Georgia"/>
    </style:style>
    <style:style style:name="T9_92" style:family="text">
      <style:text-properties fo:color="#333333" style:font-name="Georgia" style:font-name-asian="Georgia" style:font-name-complex="Georgia"/>
    </style:style>
    <style:style style:name="T9_93" style:family="text">
      <style:text-properties fo:color="#333333" style:font-name="Georgia" style:font-name-asian="Georgia" style:font-name-complex="Georgia"/>
    </style:style>
    <style:style style:name="T9_94" style:family="text">
      <style:text-properties fo:color="#333333" style:font-name="Georgia" style:font-name-asian="Georgia" style:font-name-complex="Georgia"/>
    </style:style>
    <style:style style:name="T9_95" style:family="text">
      <style:text-properties fo:color="#333333" style:font-name="Georgia" style:font-name-asian="Georgia" style:font-name-complex="Georgia"/>
    </style:style>
    <style:style style:name="T9_96" style:family="text">
      <style:text-properties fo:color="#333333" style:font-name="Georgia" style:font-name-asian="Georgia" style:font-name-complex="Georgia"/>
    </style:style>
    <style:style style:name="P10" style:family="paragraph" style:parent-style-name="Standard">
      <style:paragraph-properties fo:break-before="auto" fo:line-height="140%" fo:margin-bottom="0.6cm" style:writing-mode="lr-tb"/>
    </style:style>
    <style:style style:name="T10_1" style:family="text">
      <style:text-properties fo:color="#333333" style:font-name="Georgia" style:font-name-asian="Georgia" style:font-name-complex="Georgia"/>
    </style:style>
    <style:style style:name="T10_2" style:family="text">
      <style:text-properties fo:color="#333333" style:font-name="Georgia" style:font-name-asian="Georgia" style:font-name-complex="Georgia"/>
    </style:style>
    <style:style style:name="T10_3" style:family="text">
      <style:text-properties fo:color="#333333" style:font-name="Georgia" style:font-name-asian="Georgia" style:font-name-complex="Georgia"/>
    </style:style>
    <style:style style:name="T10_4" style:family="text">
      <style:text-properties fo:color="#333333" style:font-name="Georgia" style:font-name-asian="Georgia" style:font-name-complex="Georgia"/>
    </style:style>
    <style:style style:name="T10_5" style:family="text">
      <style:text-properties fo:color="#333333" style:font-name="Georgia" style:font-name-asian="Georgia" style:font-name-complex="Georgia"/>
    </style:style>
    <style:style style:name="T10_6" style:family="text">
      <style:text-properties fo:color="#333333" style:font-name="Georgia" style:font-name-asian="Georgia" style:font-name-complex="Georgia"/>
    </style:style>
    <style:style style:name="T10_7" style:family="text">
      <style:text-properties fo:color="#333333" style:font-name="Georgia" style:font-name-asian="Georgia" style:font-name-complex="Georgia"/>
    </style:style>
    <style:style style:name="T10_8" style:family="text">
      <style:text-properties fo:color="#333333" style:font-name="Georgia" style:font-name-asian="Georgia" style:font-name-complex="Georgia"/>
    </style:style>
    <style:style style:name="T10_9" style:family="text">
      <style:text-properties fo:color="#333333" style:font-name="Georgia" style:font-name-asian="Georgia" style:font-name-complex="Georgia"/>
    </style:style>
    <style:style style:name="T10_10" style:family="text">
      <style:text-properties fo:color="#333333" style:font-name="Georgia" style:font-name-asian="Georgia" style:font-name-complex="Georgia"/>
    </style:style>
    <style:style style:name="T10_11" style:family="text">
      <style:text-properties fo:color="#333333" style:font-name="Georgia" style:font-name-asian="Georgia" style:font-name-complex="Georgia"/>
    </style:style>
    <style:style style:name="T10_12" style:family="text">
      <style:text-properties fo:color="#333333" style:font-name="Georgia" style:font-name-asian="Georgia" style:font-name-complex="Georgia"/>
    </style:style>
    <style:style style:name="T10_13" style:family="text">
      <style:text-properties fo:color="#333333" style:font-name="Georgia" style:font-name-asian="Georgia" style:font-name-complex="Georgia"/>
    </style:style>
    <style:style style:name="T10_14" style:family="text">
      <style:text-properties fo:color="#333333" style:font-name="Georgia" style:font-name-asian="Georgia" style:font-name-complex="Georgia"/>
    </style:style>
    <style:style style:name="T10_15" style:family="text">
      <style:text-properties fo:color="#333333" style:font-name="Georgia" style:font-name-asian="Georgia" style:font-name-complex="Georgia"/>
    </style:style>
    <style:style style:name="T10_16" style:family="text">
      <style:text-properties fo:color="#333333" style:font-name="Georgia" style:font-name-asian="Georgia" style:font-name-complex="Georgia"/>
    </style:style>
    <style:style style:name="T10_17" style:family="text">
      <style:text-properties fo:color="#333333" style:font-name="Georgia" style:font-name-asian="Georgia" style:font-name-complex="Georgia"/>
    </style:style>
    <style:style style:name="T10_18" style:family="text">
      <style:text-properties fo:color="#333333" style:font-name="Georgia" style:font-name-asian="Georgia" style:font-name-complex="Georgia"/>
    </style:style>
    <style:style style:name="T10_19" style:family="text">
      <style:text-properties fo:color="#333333" style:font-name="Georgia" style:font-name-asian="Georgia" style:font-name-complex="Georgia"/>
    </style:style>
    <style:style style:name="T10_20" style:family="text">
      <style:text-properties fo:color="#333333" style:font-name="Georgia" style:font-name-asian="Georgia" style:font-name-complex="Georgia"/>
    </style:style>
    <style:style style:name="T10_21" style:family="text">
      <style:text-properties fo:color="#333333" style:font-name="Georgia" style:font-name-asian="Georgia" style:font-name-complex="Georgia"/>
    </style:style>
    <style:style style:name="T10_22" style:family="text">
      <style:text-properties fo:color="#333333" style:font-name="Georgia" style:font-name-asian="Georgia" style:font-name-complex="Georgia"/>
    </style:style>
    <style:style style:name="T10_23" style:family="text">
      <style:text-properties fo:color="#333333" style:font-name="Georgia" style:font-name-asian="Georgia" style:font-name-complex="Georgia"/>
    </style:style>
    <style:style style:name="T10_24" style:family="text">
      <style:text-properties fo:color="#333333" style:font-name="Georgia" style:font-name-asian="Georgia" style:font-name-complex="Georgia"/>
    </style:style>
    <style:style style:name="T10_25" style:family="text">
      <style:text-properties fo:color="#333333" style:font-name="Georgia" style:font-name-asian="Georgia" style:font-name-complex="Georgia"/>
    </style:style>
    <style:style style:name="T10_26" style:family="text">
      <style:text-properties fo:color="#333333" style:font-name="Georgia" style:font-name-asian="Georgia" style:font-name-complex="Georgia"/>
    </style:style>
    <style:style style:name="T10_27" style:family="text">
      <style:text-properties fo:color="#333333" style:font-name="Georgia" style:font-name-asian="Georgia" style:font-name-complex="Georgia"/>
    </style:style>
    <style:style style:name="T10_28" style:family="text">
      <style:text-properties fo:color="#333333" style:font-name="Georgia" style:font-name-asian="Georgia" style:font-name-complex="Georgia"/>
    </style:style>
    <style:style style:name="T10_29" style:family="text">
      <style:text-properties fo:color="#333333" style:font-name="Georgia" style:font-name-asian="Georgia" style:font-name-complex="Georgia"/>
    </style:style>
    <style:style style:name="T10_30" style:family="text">
      <style:text-properties fo:color="#333333" style:font-name="Georgia" style:font-name-asian="Georgia" style:font-name-complex="Georgia"/>
    </style:style>
    <style:style style:name="T10_31" style:family="text">
      <style:text-properties fo:color="#333333" style:font-name="Georgia" style:font-name-asian="Georgia" style:font-name-complex="Georgia"/>
    </style:style>
    <style:style style:name="T10_32" style:family="text">
      <style:text-properties fo:color="#333333" style:font-name="Georgia" style:font-name-asian="Georgia" style:font-name-complex="Georgia"/>
    </style:style>
    <style:style style:name="T10_33" style:family="text">
      <style:text-properties fo:color="#333333" style:font-name="Georgia" style:font-name-asian="Georgia" style:font-name-complex="Georgia"/>
    </style:style>
    <style:style style:name="T10_34" style:family="text">
      <style:text-properties fo:color="#333333" style:font-name="Georgia" style:font-name-asian="Georgia" style:font-name-complex="Georgia"/>
    </style:style>
    <style:style style:name="T10_35" style:family="text">
      <style:text-properties fo:color="#333333" style:font-name="Georgia" style:font-name-asian="Georgia" style:font-name-complex="Georgia"/>
    </style:style>
    <style:style style:name="T10_36" style:family="text">
      <style:text-properties fo:color="#333333" style:font-name="Georgia" style:font-name-asian="Georgia" style:font-name-complex="Georgia"/>
    </style:style>
    <style:style style:name="T10_37" style:family="text">
      <style:text-properties fo:color="#333333" style:font-name="Georgia" style:font-name-asian="Georgia" style:font-name-complex="Georgia"/>
    </style:style>
    <style:style style:name="T10_38" style:family="text">
      <style:text-properties fo:color="#333333" style:font-name="Georgia" style:font-name-asian="Georgia" style:font-name-complex="Georgia"/>
    </style:style>
    <style:style style:name="T10_39" style:family="text">
      <style:text-properties fo:color="#333333" style:font-name="Georgia" style:font-name-asian="Georgia" style:font-name-complex="Georgia"/>
    </style:style>
    <style:style style:name="T10_40" style:family="text">
      <style:text-properties fo:color="#333333" style:font-name="Georgia" style:font-name-asian="Georgia" style:font-name-complex="Georgia"/>
    </style:style>
    <style:style style:name="T10_41" style:family="text">
      <style:text-properties fo:color="#333333" style:font-name="Georgia" style:font-name-asian="Georgia" style:font-name-complex="Georgia"/>
    </style:style>
    <style:style style:name="T10_42" style:family="text">
      <style:text-properties fo:color="#333333" style:font-name="Georgia" style:font-name-asian="Georgia" style:font-name-complex="Georgia"/>
    </style:style>
    <style:style style:name="T10_43" style:family="text">
      <style:text-properties fo:color="#333333" style:font-name="Georgia" style:font-name-asian="Georgia" style:font-name-complex="Georgia"/>
    </style:style>
    <style:style style:name="T10_44" style:family="text">
      <style:text-properties fo:color="#333333" style:font-name="Georgia" style:font-name-asian="Georgia" style:font-name-complex="Georgia"/>
    </style:style>
    <style:style style:name="T10_45" style:family="text">
      <style:text-properties fo:color="#333333" style:font-name="Georgia" style:font-name-asian="Georgia" style:font-name-complex="Georgia"/>
    </style:style>
    <style:style style:name="T10_46" style:family="text">
      <style:text-properties fo:color="#333333" style:font-name="Georgia" style:font-name-asian="Georgia" style:font-name-complex="Georgia"/>
    </style:style>
    <style:style style:name="T10_47" style:family="text">
      <style:text-properties fo:color="#333333" style:font-name="Georgia" style:font-name-asian="Georgia" style:font-name-complex="Georgia"/>
    </style:style>
    <style:style style:name="T10_48" style:family="text">
      <style:text-properties fo:color="#333333" style:font-name="Georgia" style:font-name-asian="Georgia" style:font-name-complex="Georgia"/>
    </style:style>
    <style:style style:name="T10_49" style:family="text">
      <style:text-properties fo:color="#333333" style:font-name="Georgia" style:font-name-asian="Georgia" style:font-name-complex="Georgia"/>
    </style:style>
    <style:style style:name="T10_50" style:family="text">
      <style:text-properties fo:color="#333333" style:font-name="Georgia" style:font-name-asian="Georgia" style:font-name-complex="Georgia"/>
    </style:style>
    <style:style style:name="T10_51" style:family="text">
      <style:text-properties fo:color="#333333" style:font-name="Georgia" style:font-name-asian="Georgia" style:font-name-complex="Georgia"/>
    </style:style>
    <style:style style:name="T10_52" style:family="text">
      <style:text-properties fo:color="#333333" style:font-name="Georgia" style:font-name-asian="Georgia" style:font-name-complex="Georgia"/>
    </style:style>
    <style:style style:name="T10_53" style:family="text">
      <style:text-properties fo:color="#333333" style:font-name="Georgia" style:font-name-asian="Georgia" style:font-name-complex="Georgia"/>
    </style:style>
    <style:style style:name="T10_54" style:family="text">
      <style:text-properties fo:color="#333333" style:font-name="Georgia" style:font-name-asian="Georgia" style:font-name-complex="Georgia"/>
    </style:style>
    <style:style style:name="T10_55" style:family="text">
      <style:text-properties fo:color="#333333" style:font-name="Georgia" style:font-name-asian="Georgia" style:font-name-complex="Georgia"/>
    </style:style>
    <style:style style:name="T10_56" style:family="text">
      <style:text-properties fo:color="#333333" style:font-name="Georgia" style:font-name-asian="Georgia" style:font-name-complex="Georgia"/>
    </style:style>
    <style:style style:name="T10_57" style:family="text">
      <style:text-properties fo:color="#333333" style:font-name="Georgia" style:font-name-asian="Georgia" style:font-name-complex="Georgia"/>
    </style:style>
    <style:style style:name="T10_58" style:family="text">
      <style:text-properties fo:color="#333333" style:font-name="Georgia" style:font-name-asian="Georgia" style:font-name-complex="Georgia"/>
    </style:style>
    <style:style style:name="T10_59" style:family="text">
      <style:text-properties fo:color="#333333" style:font-name="Georgia" style:font-name-asian="Georgia" style:font-name-complex="Georgia"/>
    </style:style>
    <style:style style:name="T10_60" style:family="text">
      <style:text-properties fo:color="#333333" style:font-name="Georgia" style:font-name-asian="Georgia" style:font-name-complex="Georgia"/>
    </style:style>
    <style:style style:name="T10_61" style:family="text">
      <style:text-properties fo:color="#333333" style:font-name="Georgia" style:font-name-asian="Georgia" style:font-name-complex="Georgia"/>
    </style:style>
    <style:style style:name="T10_62" style:family="text">
      <style:text-properties fo:color="#333333" style:font-name="Georgia" style:font-name-asian="Georgia" style:font-name-complex="Georgia"/>
    </style:style>
    <style:style style:name="P11" style:family="paragraph" style:parent-style-name="Standard">
      <style:paragraph-properties fo:break-before="auto" fo:line-height="140%" fo:margin-bottom="0.6cm" style:writing-mode="lr-tb"/>
    </style:style>
    <style:style style:name="T11_1" style:family="text">
      <style:text-properties fo:color="#333333" style:font-name="Georgia" style:font-name-asian="Georgia" style:font-name-complex="Georgia"/>
    </style:style>
    <style:style style:name="T11_2" style:family="text">
      <style:text-properties fo:color="#333333" style:font-name="Georgia" style:font-name-asian="Georgia" style:font-name-complex="Georgia"/>
    </style:style>
    <style:style style:name="T11_3" style:family="text">
      <style:text-properties fo:color="#333333" style:font-name="Georgia" style:font-name-asian="Georgia" style:font-name-complex="Georgia"/>
    </style:style>
    <style:style style:name="T11_4" style:family="text">
      <style:text-properties fo:color="#333333" style:font-name="Georgia" style:font-name-asian="Georgia" style:font-name-complex="Georgia"/>
    </style:style>
    <style:style style:name="T11_5" style:family="text">
      <style:text-properties fo:color="#333333" style:font-name="Georgia" style:font-name-asian="Georgia" style:font-name-complex="Georgia"/>
    </style:style>
    <style:style style:name="T11_6" style:family="text">
      <style:text-properties fo:color="#333333" style:font-name="Georgia" style:font-name-asian="Georgia" style:font-name-complex="Georgia"/>
    </style:style>
    <style:style style:name="T11_7" style:family="text">
      <style:text-properties fo:color="#333333" style:font-name="Georgia" style:font-name-asian="Georgia" style:font-name-complex="Georgia"/>
    </style:style>
    <style:style style:name="T11_8" style:family="text">
      <style:text-properties fo:color="#333333" style:font-name="Georgia" style:font-name-asian="Georgia" style:font-name-complex="Georgia"/>
    </style:style>
    <style:style style:name="T11_9" style:family="text">
      <style:text-properties fo:color="#333333" style:font-name="Georgia" style:font-name-asian="Georgia" style:font-name-complex="Georgia"/>
    </style:style>
    <style:style style:name="T11_10" style:family="text">
      <style:text-properties fo:color="#333333" style:font-name="Georgia" style:font-name-asian="Georgia" style:font-name-complex="Georgia"/>
    </style:style>
    <style:style style:name="T11_11" style:family="text">
      <style:text-properties fo:color="#333333" style:font-name="Georgia" style:font-name-asian="Georgia" style:font-name-complex="Georgia"/>
    </style:style>
    <style:style style:name="T11_12" style:family="text">
      <style:text-properties fo:color="#333333" style:font-name="Georgia" style:font-name-asian="Georgia" style:font-name-complex="Georgia"/>
    </style:style>
    <style:style style:name="T11_13" style:family="text">
      <style:text-properties fo:color="#333333" style:font-name="Georgia" style:font-name-asian="Georgia" style:font-name-complex="Georgia"/>
    </style:style>
    <style:style style:name="T11_14" style:family="text">
      <style:text-properties fo:color="#333333" style:font-name="Georgia" style:font-name-asian="Georgia" style:font-name-complex="Georgia"/>
    </style:style>
    <style:style style:name="T11_15" style:family="text">
      <style:text-properties fo:color="#333333" style:font-name="Georgia" style:font-name-asian="Georgia" style:font-name-complex="Georgia"/>
    </style:style>
    <style:style style:name="T11_16" style:family="text">
      <style:text-properties fo:color="#333333" style:font-name="Georgia" style:font-name-asian="Georgia" style:font-name-complex="Georgia"/>
    </style:style>
    <style:style style:name="T11_17" style:family="text">
      <style:text-properties fo:color="#333333" style:font-name="Georgia" style:font-name-asian="Georgia" style:font-name-complex="Georgia"/>
    </style:style>
    <style:style style:name="T11_18" style:family="text">
      <style:text-properties fo:color="#333333" style:font-name="Georgia" style:font-name-asian="Georgia" style:font-name-complex="Georgia"/>
    </style:style>
    <style:style style:name="T11_19" style:family="text">
      <style:text-properties fo:color="#333333" style:font-name="Georgia" style:font-name-asian="Georgia" style:font-name-complex="Georgia"/>
    </style:style>
    <style:style style:name="T11_20" style:family="text">
      <style:text-properties fo:color="#333333" style:font-name="Georgia" style:font-name-asian="Georgia" style:font-name-complex="Georgia"/>
    </style:style>
    <style:style style:name="T11_21" style:family="text">
      <style:text-properties fo:color="#333333" style:font-name="Georgia" style:font-name-asian="Georgia" style:font-name-complex="Georgia"/>
    </style:style>
    <style:style style:name="T11_22" style:family="text">
      <style:text-properties fo:color="#333333" style:font-name="Georgia" style:font-name-asian="Georgia" style:font-name-complex="Georgia"/>
    </style:style>
    <style:style style:name="T11_23" style:family="text">
      <style:text-properties fo:color="#333333" style:font-name="Georgia" style:font-name-asian="Georgia" style:font-name-complex="Georgia"/>
    </style:style>
    <style:style style:name="T11_24" style:family="text">
      <style:text-properties fo:color="#333333" style:font-name="Georgia" style:font-name-asian="Georgia" style:font-name-complex="Georgia"/>
    </style:style>
    <style:style style:name="T11_25" style:family="text">
      <style:text-properties fo:color="#333333" style:font-name="Georgia" style:font-name-asian="Georgia" style:font-name-complex="Georgia"/>
    </style:style>
    <style:style style:name="T11_26" style:family="text">
      <style:text-properties fo:color="#333333" style:font-name="Georgia" style:font-name-asian="Georgia" style:font-name-complex="Georgia"/>
    </style:style>
    <style:style style:name="T11_27" style:family="text">
      <style:text-properties fo:color="#333333" style:font-name="Georgia" style:font-name-asian="Georgia" style:font-name-complex="Georgia"/>
    </style:style>
    <style:style style:name="T11_28" style:family="text">
      <style:text-properties fo:color="#333333" style:font-name="Georgia" style:font-name-asian="Georgia" style:font-name-complex="Georgia"/>
    </style:style>
    <style:style style:name="T11_29" style:family="text">
      <style:text-properties fo:color="#333333" style:font-name="Georgia" style:font-name-asian="Georgia" style:font-name-complex="Georgia"/>
    </style:style>
    <style:style style:name="T11_30" style:family="text">
      <style:text-properties fo:color="#333333" style:font-name="Georgia" style:font-name-asian="Georgia" style:font-name-complex="Georgia"/>
    </style:style>
    <style:style style:name="T11_31" style:family="text">
      <style:text-properties fo:color="#333333" style:font-name="Georgia" style:font-name-asian="Georgia" style:font-name-complex="Georgia"/>
    </style:style>
    <style:style style:name="T11_32" style:family="text">
      <style:text-properties fo:color="#333333" style:font-name="Georgia" style:font-name-asian="Georgia" style:font-name-complex="Georgia"/>
    </style:style>
    <style:style style:name="T11_33" style:family="text">
      <style:text-properties fo:color="#333333" style:font-name="Georgia" style:font-name-asian="Georgia" style:font-name-complex="Georgia"/>
    </style:style>
    <style:style style:name="T11_34" style:family="text">
      <style:text-properties fo:color="#333333" style:font-name="Georgia" style:font-name-asian="Georgia" style:font-name-complex="Georgia"/>
    </style:style>
    <style:style style:name="T11_35" style:family="text">
      <style:text-properties fo:color="#333333" style:font-name="Georgia" style:font-name-asian="Georgia" style:font-name-complex="Georgia"/>
    </style:style>
    <style:style style:name="T11_36" style:family="text">
      <style:text-properties fo:color="#333333" style:font-name="Georgia" style:font-name-asian="Georgia" style:font-name-complex="Georgia"/>
    </style:style>
    <style:style style:name="T11_37" style:family="text">
      <style:text-properties fo:color="#333333" style:font-name="Georgia" style:font-name-asian="Georgia" style:font-name-complex="Georgia"/>
    </style:style>
    <style:style style:name="T11_38" style:family="text">
      <style:text-properties fo:color="#333333" style:font-name="Georgia" style:font-name-asian="Georgia" style:font-name-complex="Georgia"/>
    </style:style>
    <style:style style:name="T11_39" style:family="text">
      <style:text-properties fo:color="#333333" style:font-name="Georgia" style:font-name-asian="Georgia" style:font-name-complex="Georgia"/>
    </style:style>
    <style:style style:name="T11_40" style:family="text">
      <style:text-properties fo:color="#333333" style:font-name="Georgia" style:font-name-asian="Georgia" style:font-name-complex="Georgia"/>
    </style:style>
    <style:style style:name="T11_41" style:family="text">
      <style:text-properties fo:color="#333333" style:font-name="Georgia" style:font-name-asian="Georgia" style:font-name-complex="Georgia"/>
    </style:style>
    <style:style style:name="T11_42" style:family="text">
      <style:text-properties fo:color="#333333" style:font-name="Georgia" style:font-name-asian="Georgia" style:font-name-complex="Georgia"/>
    </style:style>
    <style:style style:name="T11_43" style:family="text">
      <style:text-properties fo:color="#333333" style:font-name="Georgia" style:font-name-asian="Georgia" style:font-name-complex="Georgia"/>
    </style:style>
    <style:style style:name="T11_44" style:family="text">
      <style:text-properties fo:color="#333333" style:font-name="Georgia" style:font-name-asian="Georgia" style:font-name-complex="Georgia"/>
    </style:style>
    <style:style style:name="T11_45" style:family="text">
      <style:text-properties fo:color="#333333" style:font-name="Georgia" style:font-name-asian="Georgia" style:font-name-complex="Georgia"/>
    </style:style>
    <style:style style:name="T11_46" style:family="text">
      <style:text-properties fo:color="#333333" style:font-name="Georgia" style:font-name-asian="Georgia" style:font-name-complex="Georgia"/>
    </style:style>
    <style:style style:name="T11_47" style:family="text">
      <style:text-properties fo:color="#333333" style:font-name="Georgia" style:font-name-asian="Georgia" style:font-name-complex="Georgia"/>
    </style:style>
    <style:style style:name="T11_48" style:family="text">
      <style:text-properties fo:color="#333333" style:font-name="Georgia" style:font-name-asian="Georgia" style:font-name-complex="Georgia"/>
    </style:style>
    <style:style style:name="T11_49" style:family="text">
      <style:text-properties fo:color="#333333" style:font-name="Georgia" style:font-name-asian="Georgia" style:font-name-complex="Georgia"/>
    </style:style>
    <style:style style:name="T11_50" style:family="text">
      <style:text-properties fo:color="#333333" style:font-name="Georgia" style:font-name-asian="Georgia" style:font-name-complex="Georgia"/>
    </style:style>
    <style:style style:name="T11_51" style:family="text">
      <style:text-properties fo:color="#333333" style:font-name="Georgia" style:font-name-asian="Georgia" style:font-name-complex="Georgia"/>
    </style:style>
    <style:style style:name="T11_52" style:family="text">
      <style:text-properties fo:color="#333333" style:font-name="Georgia" style:font-name-asian="Georgia" style:font-name-complex="Georgia"/>
    </style:style>
    <style:style style:name="T11_53" style:family="text">
      <style:text-properties fo:color="#333333" style:font-name="Georgia" style:font-name-asian="Georgia" style:font-name-complex="Georgia"/>
    </style:style>
    <style:style style:name="T11_54" style:family="text">
      <style:text-properties fo:color="#333333" style:font-name="Georgia" style:font-name-asian="Georgia" style:font-name-complex="Georgia"/>
    </style:style>
    <style:style style:name="T11_55" style:family="text">
      <style:text-properties fo:color="#333333" style:font-name="Georgia" style:font-name-asian="Georgia" style:font-name-complex="Georgia"/>
    </style:style>
    <style:style style:name="T11_56" style:family="text">
      <style:text-properties fo:color="#333333" style:font-name="Georgia" style:font-name-asian="Georgia" style:font-name-complex="Georgia"/>
    </style:style>
    <style:style style:name="T11_57" style:family="text">
      <style:text-properties fo:color="#333333" style:font-name="Georgia" style:font-name-asian="Georgia" style:font-name-complex="Georgia"/>
    </style:style>
    <style:style style:name="T11_58" style:family="text">
      <style:text-properties fo:color="#333333" style:font-name="Georgia" style:font-name-asian="Georgia" style:font-name-complex="Georgia"/>
    </style:style>
    <style:style style:name="T11_59" style:family="text">
      <style:text-properties fo:color="#333333" style:font-name="Georgia" style:font-name-asian="Georgia" style:font-name-complex="Georgia"/>
    </style:style>
    <style:style style:name="T11_60" style:family="text">
      <style:text-properties fo:color="#333333" style:font-name="Georgia" style:font-name-asian="Georgia" style:font-name-complex="Georgia"/>
    </style:style>
    <style:style style:name="T11_61" style:family="text">
      <style:text-properties fo:color="#333333" style:font-name="Georgia" style:font-name-asian="Georgia" style:font-name-complex="Georgia"/>
    </style:style>
    <style:style style:name="T11_62" style:family="text">
      <style:text-properties fo:color="#333333" style:font-name="Georgia" style:font-name-asian="Georgia" style:font-name-complex="Georgia"/>
    </style:style>
    <style:style style:name="T11_63" style:family="text">
      <style:text-properties fo:color="#333333" style:font-name="Georgia" style:font-name-asian="Georgia" style:font-name-complex="Georgia"/>
    </style:style>
    <style:style style:name="T11_64" style:family="text">
      <style:text-properties fo:color="#333333" style:font-name="Georgia" style:font-name-asian="Georgia" style:font-name-complex="Georgia"/>
    </style:style>
    <style:style style:name="T11_65" style:family="text">
      <style:text-properties fo:color="#333333" style:font-name="Georgia" style:font-name-asian="Georgia" style:font-name-complex="Georgia"/>
    </style:style>
    <style:style style:name="T11_66" style:family="text">
      <style:text-properties fo:color="#333333" style:font-name="Georgia" style:font-name-asian="Georgia" style:font-name-complex="Georgia"/>
    </style:style>
    <style:style style:name="T11_67" style:family="text">
      <style:text-properties fo:color="#333333" style:font-name="Georgia" style:font-name-asian="Georgia" style:font-name-complex="Georgia"/>
    </style:style>
    <style:style style:name="T11_68" style:family="text">
      <style:text-properties fo:color="#333333" style:font-name="Georgia" style:font-name-asian="Georgia" style:font-name-complex="Georgia"/>
    </style:style>
    <style:style style:name="T11_69" style:family="text">
      <style:text-properties fo:color="#333333" style:font-name="Georgia" style:font-name-asian="Georgia" style:font-name-complex="Georgia"/>
    </style:style>
    <style:style style:name="T11_70" style:family="text">
      <style:text-properties fo:color="#333333" style:font-name="Georgia" style:font-name-asian="Georgia" style:font-name-complex="Georgia"/>
    </style:style>
    <style:style style:name="T11_71" style:family="text">
      <style:text-properties fo:color="#333333" style:font-name="Georgia" style:font-name-asian="Georgia" style:font-name-complex="Georgia"/>
    </style:style>
    <style:style style:name="T11_72" style:family="text">
      <style:text-properties fo:color="#333333" style:font-name="Georgia" style:font-name-asian="Georgia" style:font-name-complex="Georgia"/>
    </style:style>
    <style:style style:name="T11_73" style:family="text">
      <style:text-properties fo:color="#333333" style:font-name="Georgia" style:font-name-asian="Georgia" style:font-name-complex="Georgia"/>
    </style:style>
    <style:style style:name="T11_74" style:family="text">
      <style:text-properties fo:color="#333333" style:font-name="Georgia" style:font-name-asian="Georgia" style:font-name-complex="Georgia"/>
    </style:style>
    <style:style style:name="P12" style:family="paragraph" style:parent-style-name="Standard">
      <style:paragraph-properties fo:break-before="auto" fo:line-height="140%" fo:margin-bottom="0.6cm" style:writing-mode="lr-tb"/>
    </style:style>
    <style:style style:name="T12_1" style:family="text">
      <style:text-properties fo:color="#333333" style:font-name="Georgia" style:font-name-asian="Georgia" style:font-name-complex="Georgia"/>
    </style:style>
    <style:style style:name="T12_2" style:family="text">
      <style:text-properties fo:color="#333333" style:font-name="Georgia" style:font-name-asian="Georgia" style:font-name-complex="Georgia"/>
    </style:style>
    <style:style style:name="T12_3" style:family="text">
      <style:text-properties fo:color="#333333" style:font-name="Georgia" style:font-name-asian="Georgia" style:font-name-complex="Georgia"/>
    </style:style>
    <style:style style:name="T12_4" style:family="text">
      <style:text-properties fo:color="#333333" style:font-name="Georgia" style:font-name-asian="Georgia" style:font-name-complex="Georgia"/>
    </style:style>
    <style:style style:name="T12_5" style:family="text">
      <style:text-properties fo:color="#333333" style:font-name="Georgia" style:font-name-asian="Georgia" style:font-name-complex="Georgia"/>
    </style:style>
    <style:style style:name="T12_6" style:family="text">
      <style:text-properties fo:color="#333333" style:font-name="Georgia" style:font-name-asian="Georgia" style:font-name-complex="Georgia"/>
    </style:style>
    <style:style style:name="T12_7" style:family="text">
      <style:text-properties fo:color="#333333" style:font-name="Georgia" style:font-name-asian="Georgia" style:font-name-complex="Georgia"/>
    </style:style>
    <style:style style:name="T12_8" style:family="text">
      <style:text-properties fo:color="#333333" style:font-name="Georgia" style:font-name-asian="Georgia" style:font-name-complex="Georgia"/>
    </style:style>
    <style:style style:name="T12_9" style:family="text">
      <style:text-properties fo:color="#333333" style:font-name="Georgia" style:font-name-asian="Georgia" style:font-name-complex="Georgia"/>
    </style:style>
    <style:style style:name="T12_10" style:family="text">
      <style:text-properties fo:color="#333333" style:font-name="Georgia" style:font-name-asian="Georgia" style:font-name-complex="Georgia"/>
    </style:style>
    <style:style style:name="T12_11" style:family="text">
      <style:text-properties fo:color="#333333" style:font-name="Georgia" style:font-name-asian="Georgia" style:font-name-complex="Georgia"/>
    </style:style>
    <style:style style:name="T12_12" style:family="text">
      <style:text-properties fo:color="#333333" style:font-name="Georgia" style:font-name-asian="Georgia" style:font-name-complex="Georgia"/>
    </style:style>
    <style:style style:name="T12_13" style:family="text">
      <style:text-properties fo:color="#333333" style:font-name="Georgia" style:font-name-asian="Georgia" style:font-name-complex="Georgia"/>
    </style:style>
    <style:style style:name="T12_14" style:family="text">
      <style:text-properties fo:color="#333333" style:font-name="Georgia" style:font-name-asian="Georgia" style:font-name-complex="Georgia"/>
    </style:style>
    <style:style style:name="T12_15" style:family="text">
      <style:text-properties fo:color="#333333" style:font-name="Georgia" style:font-name-asian="Georgia" style:font-name-complex="Georgia"/>
    </style:style>
    <style:style style:name="T12_16" style:family="text">
      <style:text-properties fo:color="#333333" style:font-name="Georgia" style:font-name-asian="Georgia" style:font-name-complex="Georgia"/>
    </style:style>
    <style:style style:name="T12_17" style:family="text">
      <style:text-properties fo:color="#333333" style:font-name="Georgia" style:font-name-asian="Georgia" style:font-name-complex="Georgia"/>
    </style:style>
    <style:style style:name="T12_18" style:family="text">
      <style:text-properties fo:color="#333333" style:font-name="Georgia" style:font-name-asian="Georgia" style:font-name-complex="Georgia"/>
    </style:style>
    <style:style style:name="T12_19" style:family="text">
      <style:text-properties fo:color="#333333" style:font-name="Georgia" style:font-name-asian="Georgia" style:font-name-complex="Georgia"/>
    </style:style>
    <style:style style:name="T12_20" style:family="text">
      <style:text-properties fo:color="#333333" style:font-name="Georgia" style:font-name-asian="Georgia" style:font-name-complex="Georgia"/>
    </style:style>
    <style:style style:name="T12_21" style:family="text">
      <style:text-properties fo:color="#333333" style:font-name="Georgia" style:font-name-asian="Georgia" style:font-name-complex="Georgia"/>
    </style:style>
    <style:style style:name="T12_22" style:family="text">
      <style:text-properties fo:color="#333333" style:font-name="Georgia" style:font-name-asian="Georgia" style:font-name-complex="Georgia"/>
    </style:style>
    <style:style style:name="T12_23" style:family="text">
      <style:text-properties fo:color="#333333" style:font-name="Georgia" style:font-name-asian="Georgia" style:font-name-complex="Georgia"/>
    </style:style>
    <style:style style:name="T12_24" style:family="text">
      <style:text-properties fo:color="#333333" style:font-name="Georgia" style:font-name-asian="Georgia" style:font-name-complex="Georgia"/>
    </style:style>
    <style:style style:name="T12_25" style:family="text">
      <style:text-properties fo:color="#333333" style:font-name="Georgia" style:font-name-asian="Georgia" style:font-name-complex="Georgia"/>
    </style:style>
    <style:style style:name="T12_26" style:family="text">
      <style:text-properties fo:color="#333333" style:font-name="Georgia" style:font-name-asian="Georgia" style:font-name-complex="Georgia"/>
    </style:style>
    <style:style style:name="T12_27" style:family="text">
      <style:text-properties fo:color="#333333" style:font-name="Georgia" style:font-name-asian="Georgia" style:font-name-complex="Georgia"/>
    </style:style>
    <style:style style:name="T12_28" style:family="text">
      <style:text-properties fo:color="#333333" style:font-name="Georgia" style:font-name-asian="Georgia" style:font-name-complex="Georgia"/>
    </style:style>
    <style:style style:name="T12_29" style:family="text">
      <style:text-properties fo:color="#333333" style:font-name="Georgia" style:font-name-asian="Georgia" style:font-name-complex="Georgia"/>
    </style:style>
    <style:style style:name="T12_30" style:family="text">
      <style:text-properties fo:color="#333333" style:font-name="Georgia" style:font-name-asian="Georgia" style:font-name-complex="Georgia"/>
    </style:style>
    <style:style style:name="T12_31" style:family="text">
      <style:text-properties fo:color="#333333" style:font-name="Georgia" style:font-name-asian="Georgia" style:font-name-complex="Georgia"/>
    </style:style>
    <style:style style:name="T12_32" style:family="text">
      <style:text-properties fo:color="#333333" style:font-name="Georgia" style:font-name-asian="Georgia" style:font-name-complex="Georgia"/>
    </style:style>
    <style:style style:name="T12_33" style:family="text">
      <style:text-properties fo:color="#333333" style:font-name="Georgia" style:font-name-asian="Georgia" style:font-name-complex="Georgia"/>
    </style:style>
    <style:style style:name="T12_34" style:family="text">
      <style:text-properties fo:color="#333333" style:font-name="Georgia" style:font-name-asian="Georgia" style:font-name-complex="Georgia"/>
    </style:style>
    <style:style style:name="T12_35" style:family="text">
      <style:text-properties fo:color="#333333" style:font-name="Georgia" style:font-name-asian="Georgia" style:font-name-complex="Georgia"/>
    </style:style>
    <style:style style:name="T12_36" style:family="text">
      <style:text-properties fo:color="#333333" style:font-name="Georgia" style:font-name-asian="Georgia" style:font-name-complex="Georgia"/>
    </style:style>
    <style:style style:name="T12_37" style:family="text">
      <style:text-properties fo:color="#333333" style:font-name="Georgia" style:font-name-asian="Georgia" style:font-name-complex="Georgia"/>
    </style:style>
    <style:style style:name="T12_38" style:family="text">
      <style:text-properties fo:color="#333333" style:font-name="Georgia" style:font-name-asian="Georgia" style:font-name-complex="Georgia"/>
    </style:style>
    <style:style style:name="T12_39" style:family="text">
      <style:text-properties fo:color="#333333" style:font-name="Georgia" style:font-name-asian="Georgia" style:font-name-complex="Georgia"/>
    </style:style>
    <style:style style:name="T12_40" style:family="text">
      <style:text-properties fo:color="#333333" style:font-name="Georgia" style:font-name-asian="Georgia" style:font-name-complex="Georgia"/>
    </style:style>
    <style:style style:name="T12_41" style:family="text">
      <style:text-properties fo:color="#333333" style:font-name="Georgia" style:font-name-asian="Georgia" style:font-name-complex="Georgia"/>
    </style:style>
    <style:style style:name="T12_42" style:family="text">
      <style:text-properties fo:color="#333333" style:font-name="Georgia" style:font-name-asian="Georgia" style:font-name-complex="Georgia"/>
    </style:style>
    <style:style style:name="T12_43" style:family="text">
      <style:text-properties fo:color="#333333" style:font-name="Georgia" style:font-name-asian="Georgia" style:font-name-complex="Georgia"/>
    </style:style>
    <style:style style:name="T12_44" style:family="text">
      <style:text-properties fo:color="#333333" style:font-name="Georgia" style:font-name-asian="Georgia" style:font-name-complex="Georgia"/>
    </style:style>
    <style:style style:name="T12_45" style:family="text">
      <style:text-properties fo:color="#333333" style:font-name="Georgia" style:font-name-asian="Georgia" style:font-name-complex="Georgia"/>
    </style:style>
    <style:style style:name="T12_46" style:family="text">
      <style:text-properties fo:color="#333333" style:font-name="Georgia" style:font-name-asian="Georgia" style:font-name-complex="Georgia"/>
    </style:style>
    <style:style style:name="T12_47" style:family="text">
      <style:text-properties fo:color="#333333" style:font-name="Georgia" style:font-name-asian="Georgia" style:font-name-complex="Georgia"/>
    </style:style>
    <style:style style:name="T12_48" style:family="text">
      <style:text-properties fo:color="#333333" style:font-name="Georgia" style:font-name-asian="Georgia" style:font-name-complex="Georgia"/>
    </style:style>
    <style:style style:name="T12_49" style:family="text">
      <style:text-properties fo:color="#333333" style:font-name="Georgia" style:font-name-asian="Georgia" style:font-name-complex="Georgia"/>
    </style:style>
    <style:style style:name="T12_50" style:family="text">
      <style:text-properties fo:color="#333333" style:font-name="Georgia" style:font-name-asian="Georgia" style:font-name-complex="Georgia"/>
    </style:style>
    <style:style style:name="T12_51" style:family="text">
      <style:text-properties fo:color="#333333" style:font-name="Georgia" style:font-name-asian="Georgia" style:font-name-complex="Georgia"/>
    </style:style>
    <style:style style:name="T12_52" style:family="text">
      <style:text-properties fo:color="#333333" style:font-name="Georgia" style:font-name-asian="Georgia" style:font-name-complex="Georgia"/>
    </style:style>
    <style:style style:name="T12_53" style:family="text">
      <style:text-properties fo:color="#333333" style:font-name="Georgia" style:font-name-asian="Georgia" style:font-name-complex="Georgia"/>
    </style:style>
    <style:style style:name="T12_54" style:family="text">
      <style:text-properties fo:color="#333333" style:font-name="Georgia" style:font-name-asian="Georgia" style:font-name-complex="Georgia"/>
    </style:style>
    <style:style style:name="T12_55" style:family="text">
      <style:text-properties fo:color="#333333" style:font-name="Georgia" style:font-name-asian="Georgia" style:font-name-complex="Georgia"/>
    </style:style>
    <style:style style:name="T12_56" style:family="text">
      <style:text-properties fo:color="#333333" style:font-name="Georgia" style:font-name-asian="Georgia" style:font-name-complex="Georgia"/>
    </style:style>
    <style:style style:name="T12_57" style:family="text">
      <style:text-properties fo:color="#333333" style:font-name="Georgia" style:font-name-asian="Georgia" style:font-name-complex="Georgia"/>
    </style:style>
    <style:style style:name="T12_58" style:family="text">
      <style:text-properties fo:color="#333333" style:font-name="Georgia" style:font-name-asian="Georgia" style:font-name-complex="Georgia"/>
    </style:style>
    <style:style style:name="T12_59" style:family="text">
      <style:text-properties fo:color="#333333" style:font-name="Georgia" style:font-name-asian="Georgia" style:font-name-complex="Georgia"/>
    </style:style>
    <style:style style:name="T12_60" style:family="text">
      <style:text-properties fo:color="#333333" style:font-name="Georgia" style:font-name-asian="Georgia" style:font-name-complex="Georgia"/>
    </style:style>
    <style:style style:name="T12_61" style:family="text">
      <style:text-properties fo:color="#333333" style:font-name="Georgia" style:font-name-asian="Georgia" style:font-name-complex="Georgia"/>
    </style:style>
    <style:style style:name="T12_62" style:family="text">
      <style:text-properties fo:color="#333333" style:font-name="Georgia" style:font-name-asian="Georgia" style:font-name-complex="Georgia"/>
    </style:style>
    <style:style style:name="T12_63" style:family="text">
      <style:text-properties fo:color="#333333" style:font-name="Georgia" style:font-name-asian="Georgia" style:font-name-complex="Georgia"/>
    </style:style>
    <style:style style:name="T12_64" style:family="text">
      <style:text-properties fo:color="#333333" style:font-name="Georgia" style:font-name-asian="Georgia" style:font-name-complex="Georgia"/>
    </style:style>
    <style:style style:name="T12_65" style:family="text">
      <style:text-properties fo:color="#333333" style:font-name="Georgia" style:font-name-asian="Georgia" style:font-name-complex="Georgia"/>
    </style:style>
    <style:style style:name="T12_66" style:family="text">
      <style:text-properties fo:color="#333333" style:font-name="Georgia" style:font-name-asian="Georgia" style:font-name-complex="Georgia"/>
    </style:style>
    <style:style style:name="T12_67" style:family="text">
      <style:text-properties fo:color="#333333" style:font-name="Georgia" style:font-name-asian="Georgia" style:font-name-complex="Georgia"/>
    </style:style>
    <style:style style:name="T12_68" style:family="text">
      <style:text-properties fo:color="#333333" style:font-name="Georgia" style:font-name-asian="Georgia" style:font-name-complex="Georgia"/>
    </style:style>
    <style:style style:name="T12_69" style:family="text">
      <style:text-properties fo:color="#333333" style:font-name="Georgia" style:font-name-asian="Georgia" style:font-name-complex="Georgia"/>
    </style:style>
    <style:style style:name="T12_70" style:family="text">
      <style:text-properties fo:color="#333333" style:font-name="Georgia" style:font-name-asian="Georgia" style:font-name-complex="Georgia"/>
    </style:style>
    <style:style style:name="T12_71" style:family="text">
      <style:text-properties fo:color="#333333" style:font-name="Georgia" style:font-name-asian="Georgia" style:font-name-complex="Georgia"/>
    </style:style>
    <style:style style:name="T12_72" style:family="text">
      <style:text-properties fo:color="#333333" style:font-name="Georgia" style:font-name-asian="Georgia" style:font-name-complex="Georgia"/>
    </style:style>
    <style:style style:name="T12_73" style:family="text">
      <style:text-properties fo:color="#333333" style:font-name="Georgia" style:font-name-asian="Georgia" style:font-name-complex="Georgia"/>
    </style:style>
    <style:style style:name="T12_74" style:family="text">
      <style:text-properties fo:color="#333333" style:font-name="Georgia" style:font-name-asian="Georgia" style:font-name-complex="Georgia"/>
    </style:style>
    <style:style style:name="T12_75" style:family="text">
      <style:text-properties fo:color="#333333" style:font-name="Georgia" style:font-name-asian="Georgia" style:font-name-complex="Georgia"/>
    </style:style>
    <style:style style:name="T12_76" style:family="text">
      <style:text-properties fo:color="#333333" style:font-name="Georgia" style:font-name-asian="Georgia" style:font-name-complex="Georgia"/>
    </style:style>
    <style:style style:name="T12_77" style:family="text">
      <style:text-properties fo:color="#333333" style:font-name="Georgia" style:font-name-asian="Georgia" style:font-name-complex="Georgia"/>
    </style:style>
    <style:style style:name="T12_78" style:family="text">
      <style:text-properties fo:color="#333333" style:font-name="Georgia" style:font-name-asian="Georgia" style:font-name-complex="Georgia"/>
    </style:style>
    <style:style style:name="T12_79" style:family="text">
      <style:text-properties fo:color="#333333" style:font-name="Georgia" style:font-name-asian="Georgia" style:font-name-complex="Georgia"/>
    </style:style>
    <style:style style:name="T12_80" style:family="text">
      <style:text-properties fo:color="#333333" style:font-name="Georgia" style:font-name-asian="Georgia" style:font-name-complex="Georgia"/>
    </style:style>
    <style:style style:name="T12_81" style:family="text">
      <style:text-properties fo:color="#333333" style:font-name="Georgia" style:font-name-asian="Georgia" style:font-name-complex="Georgia"/>
    </style:style>
    <style:style style:name="T12_82" style:family="text">
      <style:text-properties fo:color="#333333" style:font-name="Georgia" style:font-name-asian="Georgia" style:font-name-complex="Georgia"/>
    </style:style>
    <style:style style:name="T12_83" style:family="text">
      <style:text-properties fo:color="#333333" style:font-name="Georgia" style:font-name-asian="Georgia" style:font-name-complex="Georgia"/>
    </style:style>
    <style:style style:name="T12_84" style:family="text">
      <style:text-properties fo:color="#333333" style:font-name="Georgia" style:font-name-asian="Georgia" style:font-name-complex="Georgia"/>
    </style:style>
    <style:style style:name="T12_85" style:family="text">
      <style:text-properties fo:color="#333333" style:font-name="Georgia" style:font-name-asian="Georgia" style:font-name-complex="Georgia"/>
    </style:style>
    <style:style style:name="P13" style:family="paragraph" style:parent-style-name="Standard">
      <style:paragraph-properties fo:break-before="auto" fo:line-height="140%" fo:margin-bottom="0.6cm" style:writing-mode="lr-tb"/>
    </style:style>
    <style:style style:name="T13_1" style:family="text">
      <style:text-properties fo:color="#333333" style:font-name="Georgia" style:font-name-asian="Georgia" style:font-name-complex="Georgia"/>
    </style:style>
    <style:style style:name="T13_2" style:family="text">
      <style:text-properties fo:color="#333333" style:font-name="Georgia" style:font-name-asian="Georgia" style:font-name-complex="Georgia"/>
    </style:style>
    <style:style style:name="T13_3" style:family="text">
      <style:text-properties fo:color="#333333" style:font-name="Georgia" style:font-name-asian="Georgia" style:font-name-complex="Georgia"/>
    </style:style>
    <style:style style:name="T13_4" style:family="text">
      <style:text-properties fo:color="#333333" style:font-name="Georgia" style:font-name-asian="Georgia" style:font-name-complex="Georgia"/>
    </style:style>
    <style:style style:name="T13_5" style:family="text">
      <style:text-properties fo:color="#333333" style:font-name="Georgia" style:font-name-asian="Georgia" style:font-name-complex="Georgia"/>
    </style:style>
    <style:style style:name="T13_6" style:family="text">
      <style:text-properties fo:color="#333333" style:font-name="Georgia" style:font-name-asian="Georgia" style:font-name-complex="Georgia"/>
    </style:style>
    <style:style style:name="T13_7" style:family="text">
      <style:text-properties fo:color="#333333" style:font-name="Georgia" style:font-name-asian="Georgia" style:font-name-complex="Georgia"/>
    </style:style>
    <style:style style:name="T13_8" style:family="text">
      <style:text-properties fo:color="#333333" style:font-name="Georgia" style:font-name-asian="Georgia" style:font-name-complex="Georgia"/>
    </style:style>
    <style:style style:name="T13_9" style:family="text">
      <style:text-properties fo:color="#333333" style:font-name="Georgia" style:font-name-asian="Georgia" style:font-name-complex="Georgia"/>
    </style:style>
    <style:style style:name="T13_10" style:family="text">
      <style:text-properties fo:color="#333333" style:font-name="Georgia" style:font-name-asian="Georgia" style:font-name-complex="Georgia"/>
    </style:style>
    <style:style style:name="T13_11" style:family="text">
      <style:text-properties fo:color="#333333" style:font-name="Georgia" style:font-name-asian="Georgia" style:font-name-complex="Georgia"/>
    </style:style>
    <style:style style:name="T13_12" style:family="text">
      <style:text-properties fo:color="#333333" style:font-name="Georgia" style:font-name-asian="Georgia" style:font-name-complex="Georgia"/>
    </style:style>
    <style:style style:name="T13_13" style:family="text">
      <style:text-properties fo:color="#333333" style:font-name="Georgia" style:font-name-asian="Georgia" style:font-name-complex="Georgia"/>
    </style:style>
    <style:style style:name="T13_14" style:family="text">
      <style:text-properties fo:color="#333333" style:font-name="Georgia" style:font-name-asian="Georgia" style:font-name-complex="Georgia"/>
    </style:style>
    <style:style style:name="T13_15" style:family="text">
      <style:text-properties fo:color="#333333" style:font-name="Georgia" style:font-name-asian="Georgia" style:font-name-complex="Georgia"/>
    </style:style>
    <style:style style:name="T13_16" style:family="text">
      <style:text-properties fo:color="#333333" style:font-name="Georgia" style:font-name-asian="Georgia" style:font-name-complex="Georgia"/>
    </style:style>
    <style:style style:name="T13_17" style:family="text">
      <style:text-properties fo:color="#333333" style:font-name="Georgia" style:font-name-asian="Georgia" style:font-name-complex="Georgia"/>
    </style:style>
    <style:style style:name="T13_18" style:family="text">
      <style:text-properties fo:color="#333333" style:font-name="Georgia" style:font-name-asian="Georgia" style:font-name-complex="Georgia"/>
    </style:style>
    <style:style style:name="T13_19" style:family="text">
      <style:text-properties fo:color="#333333" style:font-name="Georgia" style:font-name-asian="Georgia" style:font-name-complex="Georgia"/>
    </style:style>
    <style:style style:name="T13_20" style:family="text">
      <style:text-properties fo:color="#333333" style:font-name="Georgia" style:font-name-asian="Georgia" style:font-name-complex="Georgia"/>
    </style:style>
    <style:style style:name="T13_21" style:family="text">
      <style:text-properties fo:color="#333333" style:font-name="Georgia" style:font-name-asian="Georgia" style:font-name-complex="Georgia"/>
    </style:style>
    <style:style style:name="T13_22" style:family="text">
      <style:text-properties fo:color="#333333" style:font-name="Georgia" style:font-name-asian="Georgia" style:font-name-complex="Georgia"/>
    </style:style>
    <style:style style:name="T13_23" style:family="text">
      <style:text-properties fo:color="#333333" style:font-name="Georgia" style:font-name-asian="Georgia" style:font-name-complex="Georgia"/>
    </style:style>
    <style:style style:name="T13_24" style:family="text">
      <style:text-properties fo:color="#333333" style:font-name="Georgia" style:font-name-asian="Georgia" style:font-name-complex="Georgia"/>
    </style:style>
    <style:style style:name="T13_25" style:family="text">
      <style:text-properties fo:color="#333333" style:font-name="Georgia" style:font-name-asian="Georgia" style:font-name-complex="Georgia"/>
    </style:style>
    <style:style style:name="T13_26" style:family="text">
      <style:text-properties fo:color="#333333" style:font-name="Georgia" style:font-name-asian="Georgia" style:font-name-complex="Georgia"/>
    </style:style>
    <style:style style:name="T13_27" style:family="text">
      <style:text-properties fo:color="#333333" style:font-name="Georgia" style:font-name-asian="Georgia" style:font-name-complex="Georgia"/>
    </style:style>
    <style:style style:name="T13_28" style:family="text">
      <style:text-properties fo:color="#333333" style:font-name="Georgia" style:font-name-asian="Georgia" style:font-name-complex="Georgia"/>
    </style:style>
    <style:style style:name="T13_29" style:family="text">
      <style:text-properties fo:color="#333333" style:font-name="Georgia" style:font-name-asian="Georgia" style:font-name-complex="Georgia"/>
    </style:style>
    <style:style style:name="T13_30" style:family="text">
      <style:text-properties fo:color="#333333" style:font-name="Georgia" style:font-name-asian="Georgia" style:font-name-complex="Georgia"/>
    </style:style>
    <style:style style:name="T13_31" style:family="text">
      <style:text-properties fo:color="#333333" style:font-name="Georgia" style:font-name-asian="Georgia" style:font-name-complex="Georgia"/>
    </style:style>
    <style:style style:name="T13_32" style:family="text">
      <style:text-properties fo:color="#333333" style:font-name="Georgia" style:font-name-asian="Georgia" style:font-name-complex="Georgia"/>
    </style:style>
    <style:style style:name="T13_33" style:family="text">
      <style:text-properties fo:color="#333333" style:font-name="Georgia" style:font-name-asian="Georgia" style:font-name-complex="Georgia"/>
    </style:style>
    <style:style style:name="T13_34" style:family="text">
      <style:text-properties fo:color="#333333" style:font-name="Georgia" style:font-name-asian="Georgia" style:font-name-complex="Georgia"/>
    </style:style>
    <style:style style:name="T13_35" style:family="text">
      <style:text-properties fo:color="#333333" style:font-name="Georgia" style:font-name-asian="Georgia" style:font-name-complex="Georgia"/>
    </style:style>
    <style:style style:name="T13_36" style:family="text">
      <style:text-properties fo:color="#333333" style:font-name="Georgia" style:font-name-asian="Georgia" style:font-name-complex="Georgia"/>
    </style:style>
    <style:style style:name="T13_37" style:family="text">
      <style:text-properties fo:color="#333333" style:font-name="Georgia" style:font-name-asian="Georgia" style:font-name-complex="Georgia"/>
    </style:style>
    <style:style style:name="T13_38" style:family="text">
      <style:text-properties fo:color="#333333" style:font-name="Georgia" style:font-name-asian="Georgia" style:font-name-complex="Georgia"/>
    </style:style>
    <style:style style:name="T13_39" style:family="text">
      <style:text-properties fo:color="#333333" style:font-name="Georgia" style:font-name-asian="Georgia" style:font-name-complex="Georgia"/>
    </style:style>
    <style:style style:name="T13_40" style:family="text">
      <style:text-properties fo:color="#333333" style:font-name="Georgia" style:font-name-asian="Georgia" style:font-name-complex="Georgia"/>
    </style:style>
    <style:style style:name="T13_41" style:family="text">
      <style:text-properties fo:color="#333333" style:font-name="Georgia" style:font-name-asian="Georgia" style:font-name-complex="Georgia"/>
    </style:style>
    <style:style style:name="T13_42" style:family="text">
      <style:text-properties fo:color="#333333" style:font-name="Georgia" style:font-name-asian="Georgia" style:font-name-complex="Georgia"/>
    </style:style>
    <style:style style:name="T13_43" style:family="text">
      <style:text-properties fo:color="#333333" style:font-name="Georgia" style:font-name-asian="Georgia" style:font-name-complex="Georgia"/>
    </style:style>
    <style:style style:name="T13_44" style:family="text">
      <style:text-properties fo:color="#333333" style:font-name="Georgia" style:font-name-asian="Georgia" style:font-name-complex="Georgia"/>
    </style:style>
    <style:style style:name="T13_45" style:family="text">
      <style:text-properties fo:color="#333333" style:font-name="Georgia" style:font-name-asian="Georgia" style:font-name-complex="Georgia"/>
    </style:style>
    <style:style style:name="T13_46" style:family="text">
      <style:text-properties fo:color="#333333" style:font-name="Georgia" style:font-name-asian="Georgia" style:font-name-complex="Georgia"/>
    </style:style>
    <style:style style:name="T13_47" style:family="text">
      <style:text-properties fo:color="#333333" style:font-name="Georgia" style:font-name-asian="Georgia" style:font-name-complex="Georgia"/>
    </style:style>
    <style:style style:name="T13_48" style:family="text">
      <style:text-properties fo:color="#333333" style:font-name="Georgia" style:font-name-asian="Georgia" style:font-name-complex="Georgia"/>
    </style:style>
    <style:style style:name="T13_49" style:family="text">
      <style:text-properties fo:color="#333333" style:font-name="Georgia" style:font-name-asian="Georgia" style:font-name-complex="Georgia"/>
    </style:style>
    <style:style style:name="T13_50" style:family="text">
      <style:text-properties fo:color="#333333" style:font-name="Georgia" style:font-name-asian="Georgia" style:font-name-complex="Georgia"/>
    </style:style>
    <style:style style:name="T13_51" style:family="text">
      <style:text-properties fo:color="#333333" style:font-name="Georgia" style:font-name-asian="Georgia" style:font-name-complex="Georgia"/>
    </style:style>
    <style:style style:name="T13_52" style:family="text">
      <style:text-properties fo:color="#333333" style:font-name="Georgia" style:font-name-asian="Georgia" style:font-name-complex="Georgia"/>
    </style:style>
    <style:style style:name="T13_53" style:family="text">
      <style:text-properties fo:color="#333333" style:font-name="Georgia" style:font-name-asian="Georgia" style:font-name-complex="Georgia"/>
    </style:style>
    <style:style style:name="T13_54" style:family="text">
      <style:text-properties fo:color="#333333" style:font-name="Georgia" style:font-name-asian="Georgia" style:font-name-complex="Georgia"/>
    </style:style>
    <style:style style:name="T13_55" style:family="text">
      <style:text-properties fo:color="#333333" style:font-name="Georgia" style:font-name-asian="Georgia" style:font-name-complex="Georgia"/>
    </style:style>
    <style:style style:name="T13_56" style:family="text">
      <style:text-properties fo:color="#333333" style:font-name="Georgia" style:font-name-asian="Georgia" style:font-name-complex="Georgia"/>
    </style:style>
    <style:style style:name="T13_57" style:family="text">
      <style:text-properties fo:color="#333333" style:font-name="Georgia" style:font-name-asian="Georgia" style:font-name-complex="Georgia"/>
    </style:style>
    <style:style style:name="T13_58" style:family="text">
      <style:text-properties fo:color="#333333" style:font-name="Georgia" style:font-name-asian="Georgia" style:font-name-complex="Georgia"/>
    </style:style>
    <style:style style:name="T13_59" style:family="text">
      <style:text-properties fo:color="#333333" style:font-name="Georgia" style:font-name-asian="Georgia" style:font-name-complex="Georgia"/>
    </style:style>
    <style:style style:name="T13_60" style:family="text">
      <style:text-properties fo:color="#333333" style:font-name="Georgia" style:font-name-asian="Georgia" style:font-name-complex="Georgia"/>
    </style:style>
    <style:style style:name="T13_61" style:family="text">
      <style:text-properties fo:color="#333333" style:font-name="Georgia" style:font-name-asian="Georgia" style:font-name-complex="Georgia"/>
    </style:style>
    <style:style style:name="T13_62" style:family="text">
      <style:text-properties fo:color="#333333" style:font-name="Georgia" style:font-name-asian="Georgia" style:font-name-complex="Georgia"/>
    </style:style>
    <style:style style:name="T13_63" style:family="text">
      <style:text-properties fo:color="#333333" style:font-name="Georgia" style:font-name-asian="Georgia" style:font-name-complex="Georgia"/>
    </style:style>
    <style:style style:name="T13_64" style:family="text">
      <style:text-properties fo:color="#333333" style:font-name="Georgia" style:font-name-asian="Georgia" style:font-name-complex="Georgia"/>
    </style:style>
    <style:style style:name="T13_65" style:family="text">
      <style:text-properties fo:color="#333333" style:font-name="Georgia" style:font-name-asian="Georgia" style:font-name-complex="Georgia"/>
    </style:style>
    <style:style style:name="T13_66" style:family="text">
      <style:text-properties fo:color="#333333" style:font-name="Georgia" style:font-name-asian="Georgia" style:font-name-complex="Georgia"/>
    </style:style>
    <style:style style:name="T13_67" style:family="text">
      <style:text-properties fo:color="#333333" style:font-name="Georgia" style:font-name-asian="Georgia" style:font-name-complex="Georgia"/>
    </style:style>
    <style:style style:name="T13_68" style:family="text">
      <style:text-properties fo:color="#333333" style:font-name="Georgia" style:font-name-asian="Georgia" style:font-name-complex="Georgia"/>
    </style:style>
    <style:style style:name="T13_69" style:family="text">
      <style:text-properties fo:color="#333333" style:font-name="Georgia" style:font-name-asian="Georgia" style:font-name-complex="Georgia"/>
    </style:style>
    <style:style style:name="T13_70" style:family="text">
      <style:text-properties fo:color="#333333" style:font-name="Georgia" style:font-name-asian="Georgia" style:font-name-complex="Georgia"/>
    </style:style>
    <style:style style:name="T13_71" style:family="text">
      <style:text-properties fo:color="#333333" style:font-name="Georgia" style:font-name-asian="Georgia" style:font-name-complex="Georgia"/>
    </style:style>
    <style:style style:name="T13_72" style:family="text">
      <style:text-properties fo:color="#333333" style:font-name="Georgia" style:font-name-asian="Georgia" style:font-name-complex="Georgia"/>
    </style:style>
    <style:style style:name="T13_73" style:family="text">
      <style:text-properties fo:color="#333333" style:font-name="Georgia" style:font-name-asian="Georgia" style:font-name-complex="Georgia"/>
    </style:style>
    <style:style style:name="T13_74" style:family="text">
      <style:text-properties fo:color="#333333" style:font-name="Georgia" style:font-name-asian="Georgia" style:font-name-complex="Georgia"/>
    </style:style>
    <style:style style:name="T13_75" style:family="text">
      <style:text-properties fo:color="#333333" style:font-name="Georgia" style:font-name-asian="Georgia" style:font-name-complex="Georgia"/>
    </style:style>
    <style:style style:name="T13_76" style:family="text">
      <style:text-properties fo:color="#333333" style:font-name="Georgia" style:font-name-asian="Georgia" style:font-name-complex="Georgia"/>
    </style:style>
    <style:style style:name="T13_77" style:family="text">
      <style:text-properties fo:color="#333333" style:font-name="Georgia" style:font-name-asian="Georgia" style:font-name-complex="Georgia"/>
    </style:style>
    <style:style style:name="T13_78" style:family="text">
      <style:text-properties fo:color="#333333" style:font-name="Georgia" style:font-name-asian="Georgia" style:font-name-complex="Georgia"/>
    </style:style>
    <style:style style:name="T13_79" style:family="text">
      <style:text-properties fo:color="#333333" style:font-name="Georgia" style:font-name-asian="Georgia" style:font-name-complex="Georgia"/>
    </style:style>
    <style:style style:name="T13_80" style:family="text">
      <style:text-properties fo:color="#333333" style:font-name="Georgia" style:font-name-asian="Georgia" style:font-name-complex="Georgia"/>
    </style:style>
    <style:style style:name="T13_81" style:family="text">
      <style:text-properties fo:color="#333333" style:font-name="Georgia" style:font-name-asian="Georgia" style:font-name-complex="Georgia"/>
    </style:style>
    <style:style style:name="T13_82" style:family="text">
      <style:text-properties fo:color="#333333" style:font-name="Georgia" style:font-name-asian="Georgia" style:font-name-complex="Georgia"/>
    </style:style>
    <style:style style:name="T13_83" style:family="text">
      <style:text-properties fo:color="#333333" style:font-name="Georgia" style:font-name-asian="Georgia" style:font-name-complex="Georgia"/>
    </style:style>
    <style:style style:name="T13_84" style:family="text">
      <style:text-properties fo:color="#333333" style:font-name="Georgia" style:font-name-asian="Georgia" style:font-name-complex="Georgia"/>
    </style:style>
    <style:style style:name="T13_85" style:family="text">
      <style:text-properties fo:color="#333333" style:font-name="Georgia" style:font-name-asian="Georgia" style:font-name-complex="Georgia"/>
    </style:style>
    <style:style style:name="T13_86" style:family="text">
      <style:text-properties fo:color="#333333" style:font-name="Georgia" style:font-name-asian="Georgia" style:font-name-complex="Georgia"/>
    </style:style>
    <style:style style:name="P14" style:family="paragraph" style:parent-style-name="Standard">
      <style:paragraph-properties fo:break-before="auto" fo:line-height="140%" fo:margin-bottom="0.6cm" style:writing-mode="lr-tb"/>
      <style:text-properties fo:color="#333333" style:font-name="Georgia" style:font-name-asian="Georgia" style:font-name-complex="Georgia"/>
    </style:style>
    <style:style style:name="P15" style:family="paragraph" style:parent-style-name="Standard">
      <style:paragraph-properties fo:break-before="auto" fo:line-height="140%" fo:margin-bottom="0.6cm" style:writing-mode="lr-tb"/>
    </style:style>
    <style:style style:name="T15_1" style:family="text">
      <style:text-properties fo:background-color="#ffff00" fo:color="#333333" style:font-name="Georgia" style:font-name-asian="Georgia" style:font-name-complex="Georgia"/>
    </style:style>
    <style:style style:name="T15_2" style:family="text">
      <style:text-properties fo:background-color="#ffff00" fo:color="#333333" style:font-name="Georgia" style:font-name-asian="Georgia" style:font-name-complex="Georgia"/>
    </style:style>
    <style:style style:name="T15_3" style:family="text">
      <style:text-properties fo:background-color="#ffff00" fo:color="#333333" style:font-name="Georgia" style:font-name-asian="Georgia" style:font-name-complex="Georgia"/>
    </style:style>
    <style:style style:name="T15_4" style:family="text">
      <style:text-properties fo:background-color="#ffff00" fo:color="#333333" style:font-name="Georgia" style:font-name-asian="Georgia" style:font-name-complex="Georgia"/>
    </style:style>
    <style:style style:name="T15_5" style:family="text">
      <style:text-properties fo:background-color="#ffff00" fo:color="#333333" style:font-name="Georgia" style:font-name-asian="Georgia" style:font-name-complex="Georgia"/>
    </style:style>
    <style:style style:name="T15_6" style:family="text">
      <style:text-properties fo:background-color="#ffff00" fo:color="#333333" style:font-name="Georgia" style:font-name-asian="Georgia" style:font-name-complex="Georgia"/>
    </style:style>
    <style:style style:name="T15_7" style:family="text">
      <style:text-properties fo:background-color="#ffff00" fo:color="#333333" style:font-name="Georgia" style:font-name-asian="Georgia" style:font-name-complex="Georgia"/>
    </style:style>
    <style:style style:name="T15_8" style:family="text">
      <style:text-properties fo:background-color="#ffff00" fo:color="#333333" style:font-name="Georgia" style:font-name-asian="Georgia" style:font-name-complex="Georgia"/>
    </style:style>
    <style:style style:name="T15_9" style:family="text">
      <style:text-properties fo:background-color="#ffff00" fo:color="#333333" style:font-name="Georgia" style:font-name-asian="Georgia" style:font-name-complex="Georgia"/>
    </style:style>
    <style:style style:name="T15_10" style:family="text">
      <style:text-properties fo:background-color="#ffff00" fo:color="#333333" style:font-name="Georgia" style:font-name-asian="Georgia" style:font-name-complex="Georgia"/>
    </style:style>
    <style:style style:name="T15_11" style:family="text">
      <style:text-properties fo:background-color="#ffff00" fo:color="#333333" style:font-name="Georgia" style:font-name-asian="Georgia" style:font-name-complex="Georgia"/>
    </style:style>
    <style:style style:name="T15_12" style:family="text">
      <style:text-properties fo:background-color="#ffff00" fo:color="#333333" style:font-name="Georgia" style:font-name-asian="Georgia" style:font-name-complex="Georgia"/>
    </style:style>
    <style:style style:name="T15_13" style:family="text">
      <style:text-properties fo:background-color="#ffff00" fo:color="#333333" style:font-name="Georgia" style:font-name-asian="Georgia" style:font-name-complex="Georgia"/>
    </style:style>
    <style:style style:name="T15_14" style:family="text">
      <style:text-properties fo:background-color="#ffff00" fo:color="#333333" style:font-name="Georgia" style:font-name-asian="Georgia" style:font-name-complex="Georgia"/>
    </style:style>
    <style:style style:name="T15_15" style:family="text">
      <style:text-properties fo:background-color="#ffff00" fo:color="#333333" style:font-name="Georgia" style:font-name-asian="Georgia" style:font-name-complex="Georgia"/>
    </style:style>
    <style:style style:name="T15_16" style:family="text">
      <style:text-properties fo:background-color="#ffff00" fo:color="#333333" style:font-name="Georgia" style:font-name-asian="Georgia" style:font-name-complex="Georgia"/>
    </style:style>
    <style:style style:name="T15_17" style:family="text">
      <style:text-properties fo:background-color="#ffff00" fo:color="#333333" style:font-name="Georgia" style:font-name-asian="Georgia" style:font-name-complex="Georgia"/>
    </style:style>
    <style:style style:name="T15_18" style:family="text">
      <style:text-properties fo:background-color="#ffff00" fo:color="#333333" style:font-name="Georgia" style:font-name-asian="Georgia" style:font-name-complex="Georgia"/>
    </style:style>
    <style:style style:name="T15_19" style:family="text">
      <style:text-properties fo:background-color="#ffff00" fo:color="#333333" style:font-name="Georgia" style:font-name-asian="Georgia" style:font-name-complex="Georgia"/>
    </style:style>
    <style:style style:name="T15_20" style:family="text">
      <style:text-properties fo:background-color="#ffff00" fo:color="#333333" style:font-name="Georgia" style:font-name-asian="Georgia" style:font-name-complex="Georgia"/>
    </style:style>
    <style:style style:name="T15_21" style:family="text">
      <style:text-properties fo:background-color="#ffff00" fo:color="#333333" style:font-name="Georgia" style:font-name-asian="Georgia" style:font-name-complex="Georgia"/>
    </style:style>
    <style:style style:name="T15_22" style:family="text">
      <style:text-properties fo:background-color="#ffff00" fo:color="#333333" style:font-name="Georgia" style:font-name-asian="Georgia" style:font-name-complex="Georgia"/>
    </style:style>
    <style:style style:name="T15_23" style:family="text">
      <style:text-properties fo:background-color="#ffff00" fo:color="#333333" style:font-name="Georgia" style:font-name-asian="Georgia" style:font-name-complex="Georgia"/>
    </style:style>
    <style:style style:name="T15_24" style:family="text">
      <style:text-properties fo:background-color="#ffff00" fo:color="#333333" style:font-name="Georgia" style:font-name-asian="Georgia" style:font-name-complex="Georgia"/>
    </style:style>
    <style:style style:name="T15_25" style:family="text">
      <style:text-properties fo:background-color="#ffff00" fo:color="#333333" style:font-name="Georgia" style:font-name-asian="Georgia" style:font-name-complex="Georgia"/>
    </style:style>
    <style:style style:name="T15_26" style:family="text">
      <style:text-properties fo:background-color="#ffff00" fo:color="#333333" style:font-name="Georgia" style:font-name-asian="Georgia" style:font-name-complex="Georgia"/>
    </style:style>
    <style:style style:name="T15_27" style:family="text">
      <style:text-properties fo:background-color="#ffff00" fo:color="#333333" style:font-name="Georgia" style:font-name-asian="Georgia" style:font-name-complex="Georgia"/>
    </style:style>
    <style:style style:name="T15_28" style:family="text">
      <style:text-properties fo:background-color="#ffff00" fo:color="#333333" style:font-name="Georgia" style:font-name-asian="Georgia" style:font-name-complex="Georgia"/>
    </style:style>
    <style:style style:name="T15_29" style:family="text">
      <style:text-properties fo:background-color="#ffff00" fo:color="#333333" style:font-name="Georgia" style:font-name-asian="Georgia" style:font-name-complex="Georgia"/>
    </style:style>
    <style:style style:name="T15_30" style:family="text">
      <style:text-properties fo:background-color="#ffff00" fo:color="#333333" style:font-name="Georgia" style:font-name-asian="Georgia" style:font-name-complex="Georgia"/>
    </style:style>
    <style:style style:name="T15_31" style:family="text">
      <style:text-properties fo:background-color="#ffff00" fo:color="#333333" style:font-name="Georgia" style:font-name-asian="Georgia" style:font-name-complex="Georgia"/>
    </style:style>
    <style:style style:name="T15_32" style:family="text">
      <style:text-properties fo:background-color="#ffff00" fo:color="#333333" style:font-name="Georgia" style:font-name-asian="Georgia" style:font-name-complex="Georgia"/>
    </style:style>
    <style:style style:name="T15_33" style:family="text">
      <style:text-properties fo:background-color="#ffff00" fo:color="#333333" style:font-name="Georgia" style:font-name-asian="Georgia" style:font-name-complex="Georgia"/>
    </style:style>
    <style:style style:name="T15_34" style:family="text">
      <style:text-properties fo:background-color="#ffff00" fo:color="#333333" style:font-name="Georgia" style:font-name-asian="Georgia" style:font-name-complex="Georgia"/>
    </style:style>
    <style:style style:name="T15_35" style:family="text">
      <style:text-properties fo:background-color="#ffff00" fo:color="#333333" style:font-name="Georgia" style:font-name-asian="Georgia" style:font-name-complex="Georgia"/>
    </style:style>
    <style:style style:name="T15_36" style:family="text">
      <style:text-properties fo:background-color="#ffff00" fo:color="#333333" style:font-name="Georgia" style:font-name-asian="Georgia" style:font-name-complex="Georgia"/>
    </style:style>
    <style:style style:name="T15_37" style:family="text">
      <style:text-properties fo:background-color="#ffff00" fo:color="#333333" style:font-name="Georgia" style:font-name-asian="Georgia" style:font-name-complex="Georgia"/>
    </style:style>
    <style:style style:name="T15_38" style:family="text">
      <style:text-properties fo:background-color="#ffff00" fo:color="#333333" style:font-name="Georgia" style:font-name-asian="Georgia" style:font-name-complex="Georgia"/>
    </style:style>
    <style:style style:name="T15_39" style:family="text">
      <style:text-properties fo:background-color="#ffff00" fo:color="#333333" style:font-name="Georgia" style:font-name-asian="Georgia" style:font-name-complex="Georgia"/>
    </style:style>
    <style:style style:name="T15_40" style:family="text">
      <style:text-properties fo:background-color="#ffff00" fo:color="#333333" style:font-name="Georgia" style:font-name-asian="Georgia" style:font-name-complex="Georgia"/>
    </style:style>
    <style:style style:name="T15_41" style:family="text">
      <style:text-properties fo:background-color="#ffff00" fo:color="#333333" style:font-name="Georgia" style:font-name-asian="Georgia" style:font-name-complex="Georgia"/>
    </style:style>
    <style:style style:name="T15_42" style:family="text">
      <style:text-properties fo:background-color="#ffff00" fo:color="#333333" style:font-name="Georgia" style:font-name-asian="Georgia" style:font-name-complex="Georgia"/>
    </style:style>
    <style:style style:name="T15_43" style:family="text">
      <style:text-properties fo:background-color="#ffff00" fo:color="#333333" style:font-name="Georgia" style:font-name-asian="Georgia" style:font-name-complex="Georgia"/>
    </style:style>
    <style:style style:name="T15_44" style:family="text">
      <style:text-properties fo:background-color="#ffff00" fo:color="#333333" style:font-name="Georgia" style:font-name-asian="Georgia" style:font-name-complex="Georgia"/>
    </style:style>
    <style:style style:name="T15_45" style:family="text">
      <style:text-properties fo:background-color="#ffff00" fo:color="#333333" style:font-name="Georgia" style:font-name-asian="Georgia" style:font-name-complex="Georgia"/>
    </style:style>
    <style:style style:name="T15_46" style:family="text">
      <style:text-properties fo:background-color="#ffff00" fo:color="#333333" style:font-name="Georgia" style:font-name-asian="Georgia" style:font-name-complex="Georgia"/>
    </style:style>
    <style:style style:name="T15_47" style:family="text">
      <style:text-properties fo:background-color="#ffff00" fo:color="#333333" style:font-name="Georgia" style:font-name-asian="Georgia" style:font-name-complex="Georgia"/>
    </style:style>
    <style:style style:name="T15_48" style:family="text">
      <style:text-properties fo:background-color="#ffff00" fo:color="#333333" style:font-name="Georgia" style:font-name-asian="Georgia" style:font-name-complex="Georgia"/>
    </style:style>
    <style:style style:name="T15_49" style:family="text">
      <style:text-properties fo:background-color="#ffff00" fo:color="#333333" style:font-name="Georgia" style:font-name-asian="Georgia" style:font-name-complex="Georgia"/>
    </style:style>
    <style:style style:name="T15_50" style:family="text">
      <style:text-properties fo:background-color="#ffff00" fo:color="#333333" style:font-name="Georgia" style:font-name-asian="Georgia" style:font-name-complex="Georgia"/>
    </style:style>
    <style:style style:name="T15_51" style:family="text">
      <style:text-properties fo:background-color="#ffff00" fo:color="#333333" style:font-name="Georgia" style:font-name-asian="Georgia" style:font-name-complex="Georgia"/>
    </style:style>
    <style:style style:name="T15_52" style:family="text">
      <style:text-properties fo:background-color="#ffff00" fo:color="#333333" style:font-name="Georgia" style:font-name-asian="Georgia" style:font-name-complex="Georgia"/>
    </style:style>
    <style:style style:name="T15_53" style:family="text">
      <style:text-properties fo:background-color="#ffff00" fo:color="#333333" style:font-name="Georgia" style:font-name-asian="Georgia" style:font-name-complex="Georgia"/>
    </style:style>
    <style:style style:name="T15_54" style:family="text">
      <style:text-properties fo:background-color="#ffff00" fo:color="#333333" style:font-name="Georgia" style:font-name-asian="Georgia" style:font-name-complex="Georgia"/>
    </style:style>
    <style:style style:name="T15_55" style:family="text">
      <style:text-properties fo:background-color="#ffff00" fo:color="#333333" style:font-name="Georgia" style:font-name-asian="Georgia" style:font-name-complex="Georgia"/>
    </style:style>
    <style:style style:name="T15_56" style:family="text">
      <style:text-properties fo:background-color="#ffff00" fo:color="#333333" style:font-name="Georgia" style:font-name-asian="Georgia" style:font-name-complex="Georgia"/>
    </style:style>
    <style:style style:name="T15_57" style:family="text">
      <style:text-properties fo:background-color="#ffff00" fo:color="#333333" style:font-name="Georgia" style:font-name-asian="Georgia" style:font-name-complex="Georgia"/>
    </style:style>
    <style:style style:name="T15_58" style:family="text">
      <style:text-properties fo:background-color="#ffff00" fo:color="#333333" style:font-name="Georgia" style:font-name-asian="Georgia" style:font-name-complex="Georgia"/>
    </style:style>
    <style:style style:name="T15_59" style:family="text">
      <style:text-properties fo:background-color="#ffff00" fo:color="#333333" style:font-name="Georgia" style:font-name-asian="Georgia" style:font-name-complex="Georgia"/>
    </style:style>
    <style:style style:name="T15_60" style:family="text">
      <style:text-properties fo:background-color="#ffff00" fo:color="#333333" style:font-name="Georgia" style:font-name-asian="Georgia" style:font-name-complex="Georgia"/>
    </style:style>
    <style:style style:name="T15_61" style:family="text">
      <style:text-properties fo:background-color="#ffff00" fo:color="#333333" style:font-name="Georgia" style:font-name-asian="Georgia" style:font-name-complex="Georgia"/>
    </style:style>
    <style:style style:name="T15_62" style:family="text">
      <style:text-properties fo:background-color="#ffff00" fo:color="#333333" style:font-name="Georgia" style:font-name-asian="Georgia" style:font-name-complex="Georgia"/>
    </style:style>
    <style:style style:name="T15_63" style:family="text">
      <style:text-properties fo:background-color="#ffff00" fo:color="#333333" style:font-name="Georgia" style:font-name-asian="Georgia" style:font-name-complex="Georgia"/>
    </style:style>
    <style:style style:name="T15_64" style:family="text">
      <style:text-properties fo:background-color="#ffff00" fo:color="#333333" style:font-name="Georgia" style:font-name-asian="Georgia" style:font-name-complex="Georgia"/>
    </style:style>
    <style:style style:name="T15_65" style:family="text">
      <style:text-properties fo:background-color="#ffff00" fo:color="#333333" style:font-name="Georgia" style:font-name-asian="Georgia" style:font-name-complex="Georgia"/>
    </style:style>
    <style:style style:name="T15_66" style:family="text">
      <style:text-properties fo:background-color="#ffff00" fo:color="#333333" style:font-name="Georgia" style:font-name-asian="Georgia" style:font-name-complex="Georgia"/>
    </style:style>
    <style:style style:name="T15_67" style:family="text">
      <style:text-properties fo:background-color="#ffff00" fo:color="#333333" style:font-name="Georgia" style:font-name-asian="Georgia" style:font-name-complex="Georgia"/>
    </style:style>
    <style:style style:name="T15_68" style:family="text">
      <style:text-properties fo:background-color="#ffff00" fo:color="#333333" style:font-name="Georgia" style:font-name-asian="Georgia" style:font-name-complex="Georgia"/>
    </style:style>
    <style:style style:name="T15_69" style:family="text">
      <style:text-properties fo:background-color="#ffff00" fo:color="#333333" style:font-name="Georgia" style:font-name-asian="Georgia" style:font-name-complex="Georgia"/>
    </style:style>
    <style:style style:name="T15_70" style:family="text">
      <style:text-properties fo:background-color="#ffff00" fo:color="#333333" style:font-name="Georgia" style:font-name-asian="Georgia" style:font-name-complex="Georgia"/>
    </style:style>
    <style:style style:name="T15_71" style:family="text">
      <style:text-properties fo:background-color="#ffff00" fo:color="#333333" style:font-name="Georgia" style:font-name-asian="Georgia" style:font-name-complex="Georgia"/>
    </style:style>
    <style:style style:name="T15_72" style:family="text">
      <style:text-properties fo:background-color="#ffff00" fo:color="#333333" style:font-name="Georgia" style:font-name-asian="Georgia" style:font-name-complex="Georgia"/>
    </style:style>
    <style:style style:name="T15_73" style:family="text">
      <style:text-properties fo:background-color="#ffff00" fo:color="#333333" style:font-name="Georgia" style:font-name-asian="Georgia" style:font-name-complex="Georgia"/>
    </style:style>
    <style:style style:name="T15_74" style:family="text">
      <style:text-properties fo:background-color="#ffff00" fo:color="#333333" style:font-name="Georgia" style:font-name-asian="Georgia" style:font-name-complex="Georgia"/>
    </style:style>
    <style:style style:name="T15_75" style:family="text">
      <style:text-properties fo:background-color="#ffff00" fo:color="#333333" style:font-name="Georgia" style:font-name-asian="Georgia" style:font-name-complex="Georgia"/>
    </style:style>
    <style:style style:name="T15_76" style:family="text">
      <style:text-properties fo:background-color="#ffff00" fo:color="#333333" style:font-name="Georgia" style:font-name-asian="Georgia" style:font-name-complex="Georgia"/>
    </style:style>
    <style:style style:name="T15_77" style:family="text">
      <style:text-properties fo:background-color="#ffff00" fo:color="#333333" style:font-name="Georgia" style:font-name-asian="Georgia" style:font-name-complex="Georgia"/>
    </style:style>
    <style:style style:name="T15_78" style:family="text">
      <style:text-properties fo:background-color="#ffff00" fo:color="#333333" style:font-name="Georgia" style:font-name-asian="Georgia" style:font-name-complex="Georgia"/>
    </style:style>
    <style:style style:name="T15_79" style:family="text">
      <style:text-properties fo:background-color="#ffff00" fo:color="#333333" style:font-name="Georgia" style:font-name-asian="Georgia" style:font-name-complex="Georgia"/>
    </style:style>
    <style:style style:name="T15_80" style:family="text">
      <style:text-properties fo:background-color="#ffff00" fo:color="#333333" style:font-name="Georgia" style:font-name-asian="Georgia" style:font-name-complex="Georgia"/>
    </style:style>
    <style:style style:name="T15_81" style:family="text">
      <style:text-properties fo:background-color="#ffff00" fo:color="#333333" style:font-name="Georgia" style:font-name-asian="Georgia" style:font-name-complex="Georgia"/>
    </style:style>
    <style:style style:name="T15_82" style:family="text">
      <style:text-properties fo:background-color="#ffff00" fo:color="#333333" style:font-name="Georgia" style:font-name-asian="Georgia" style:font-name-complex="Georgia"/>
    </style:style>
    <style:style style:name="T15_83" style:family="text">
      <style:text-properties fo:background-color="#ffff00" fo:color="#333333" style:font-name="Georgia" style:font-name-asian="Georgia" style:font-name-complex="Georgia"/>
    </style:style>
    <style:style style:name="T15_84" style:family="text">
      <style:text-properties fo:background-color="#ffff00" fo:color="#333333" style:font-name="Georgia" style:font-name-asian="Georgia" style:font-name-complex="Georgia"/>
    </style:style>
    <style:style style:name="P16" style:family="paragraph" style:parent-style-name="Standard">
      <style:paragraph-properties fo:break-before="auto" fo:line-height="140%" fo:margin-bottom="0.6cm" style:writing-mode="lr-tb"/>
      <style:text-properties fo:color="#333333" style:font-name="Georgia" style:font-name-asian="Georgia" style:font-name-complex="Georgia"/>
    </style:style>
    <style:style style:name="P17" style:family="paragraph" style:parent-style-name="Standard">
      <style:paragraph-properties fo:break-before="auto" fo:line-height="140%" fo:margin-bottom="0.6cm" style:writing-mode="lr-tb"/>
    </style:style>
    <style:style style:name="T17_1" style:family="text">
      <style:text-properties fo:color="#333333" style:font-name="Georgia" style:font-name-asian="Georgia" style:font-name-complex="Georgia" fo:font-weight="bold" style:font-weight-asian="bold" style:font-weight-complex="bold"/>
    </style:style>
    <style:style style:name="P18" style:family="paragraph" style:parent-style-name="Standard">
      <style:paragraph-properties fo:break-before="auto" fo:line-height="140%" fo:margin-bottom="0.6cm" style:writing-mode="lr-tb"/>
      <style:text-properties fo:color="#333333" style:font-name="Georgia" style:font-name-asian="Georgia" style:font-name-complex="Georgia"/>
    </style:style>
    <style:style style:name="P19" style:family="paragraph" style:parent-style-name="Standard">
      <style:paragraph-properties fo:break-before="auto" fo:line-height="140%" fo:margin-bottom="0.6cm" style:writing-mode="lr-tb"/>
    </style:style>
    <style:style style:name="T19_1" style:family="text">
      <style:text-properties fo:color="#333333" style:font-name="Georgia" style:font-name-asian="Georgia" style:font-name-complex="Georgia" fo:font-weight="bold" style:font-weight-asian="bold" style:font-weight-complex="bold"/>
    </style:style>
    <style:style style:name="T19_2" style:family="text">
      <style:text-properties fo:color="#333333" style:font-name="Georgia" style:font-name-asian="Georgia" style:font-name-complex="Georgia" fo:font-weight="bold" style:font-weight-asian="bold" style:font-weight-complex="bold"/>
    </style:style>
    <style:style style:name="T19_3" style:family="text">
      <style:text-properties fo:color="#333333" style:font-name="Georgia" style:font-name-asian="Georgia" style:font-name-complex="Georgia" fo:font-weight="bold" style:font-weight-asian="bold" style:font-weight-complex="bold"/>
    </style:style>
    <style:style style:name="P20" style:family="paragraph" style:parent-style-name="Standard">
      <style:paragraph-properties fo:break-before="auto" fo:line-height="140%" fo:margin-bottom="0.6cm" style:writing-mode="lr-tb"/>
    </style:style>
    <style:style style:name="T20_1" style:family="text">
      <style:text-properties fo:color="#333333" style:font-name="Georgia" style:font-name-asian="Georgia" style:font-name-complex="Georgia"/>
    </style:style>
    <style:style style:name="P21" style:family="paragraph" style:parent-style-name="Standard">
      <style:paragraph-properties fo:break-before="auto" fo:text-indent="0cm" fo:line-height="140%" fo:margin-bottom="0.6cm" fo:margin-left="0cm" style:writing-mode="lr-tb"/>
    </style:style>
    <style:style style:name="T21_1" style:family="text">
      <style:text-properties fo:color="#333333" style:font-name="Georgia" style:font-name-asian="Georgia" style:font-name-complex="Georgia"/>
    </style:style>
    <style:style style:name="T21_2" style:family="text">
      <style:text-properties fo:color="#333333" style:font-name="Georgia" style:font-name-asian="Georgia" style:font-name-complex="Georgia"/>
    </style:style>
    <style:style style:name="T21_3" style:family="text">
      <style:text-properties fo:color="#333333" style:font-name="Georgia" style:font-name-asian="Georgia" style:font-name-complex="Georgia"/>
    </style:style>
    <style:style style:name="T21_4" style:family="text">
      <style:text-properties fo:color="#333333" style:font-name="Georgia" style:font-name-asian="Georgia" style:font-name-complex="Georgia"/>
    </style:style>
    <style:style style:name="T21_5" style:family="text">
      <style:text-properties fo:color="#333333" style:font-name="Georgia" style:font-name-asian="Georgia" style:font-name-complex="Georgia"/>
    </style:style>
    <style:style style:name="P22" style:family="paragraph" style:parent-style-name="Standard">
      <style:paragraph-properties fo:break-before="auto" fo:text-indent="0cm" fo:line-height="140%" fo:margin-bottom="0.6cm" fo:margin-left="0cm" style:writing-mode="lr-tb"/>
    </style:style>
    <style:style style:name="T22_1" style:family="text">
      <style:text-properties fo:color="#333333" style:font-name="Georgia" style:font-name-asian="Georgia" style:font-name-complex="Georgia"/>
    </style:style>
    <style:style style:name="T22_2" style:family="text">
      <style:text-properties fo:color="#333333" style:font-name="Georgia" style:font-name-asian="Georgia" style:font-name-complex="Georgia"/>
    </style:style>
    <style:style style:name="P23" style:family="paragraph" style:parent-style-name="Standard">
      <style:paragraph-properties fo:break-before="auto" fo:text-indent="0cm" fo:line-height="140%" fo:margin-bottom="0.6cm" fo:margin-left="0cm" style:writing-mode="lr-tb"/>
    </style:style>
    <style:style style:name="T23_1" style:family="text">
      <style:text-properties fo:color="#333333" style:font-name="Georgia" style:font-name-asian="Georgia" style:font-name-complex="Georgia"/>
    </style:style>
    <style:style style:name="T23_2" style:family="text">
      <style:text-properties fo:color="#333333" style:font-name="Georgia" style:font-name-asian="Georgia" style:font-name-complex="Georgia"/>
    </style:style>
    <style:style style:name="P24" style:family="paragraph" style:parent-style-name="Standard">
      <style:paragraph-properties fo:break-before="auto" fo:text-indent="0cm" fo:line-height="140%" fo:margin-bottom="0.6cm" fo:margin-left="0cm" style:writing-mode="lr-tb"/>
    </style:style>
    <style:style style:name="T24_1" style:family="text">
      <style:text-properties fo:color="#333333" style:font-name="Georgia" style:font-name-asian="Georgia" style:font-name-complex="Georgia"/>
    </style:style>
    <style:style style:name="T24_2" style:family="text">
      <style:text-properties fo:color="#333333" style:font-name="Georgia" style:font-name-asian="Georgia" style:font-name-complex="Georgia"/>
    </style:style>
    <style:style style:name="T24_3" style:family="text">
      <style:text-properties fo:color="#333333" style:font-name="Georgia" style:font-name-asian="Georgia" style:font-name-complex="Georgia"/>
    </style:style>
    <style:style style:name="P25" style:family="paragraph" style:parent-style-name="Standard">
      <style:paragraph-properties fo:break-before="auto" fo:text-indent="1.27cm" fo:line-height="140%" fo:margin-bottom="0.6cm" fo:margin-left="0cm" style:writing-mode="lr-tb"/>
    </style:style>
    <style:style style:name="T25_1" style:family="text"/>
    <style:style style:name="T25_2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5_3" style:family="text"/>
    <style:style style:name="T25_4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5_5" style:family="text"/>
    <style:style style:name="T25_6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5_7" style:family="text"/>
    <style:style style:name="T25_8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T25_9" style:family="text"/>
    <style:style style:name="T25_10" style:family="text">
      <style:text-properties fo:color="#1155cc" style:font-name="Georgia" style:font-name-asian="Georgia" style:font-name-complex="Georgia" style:text-underline-style="solid" style:text-underline-color="font-color"/>
    </style:style>
    <style:style style:name="P26" style:family="paragraph" style:parent-style-name="Standard">
      <style:paragraph-properties fo:break-before="auto" fo:text-indent="1.27cm" fo:line-height="140%" fo:margin-bottom="0.6cm" fo:margin-left="0cm" style:writing-mode="lr-tb"/>
    </style:style>
    <style:style style:name="T26_1" style:family="text">
      <style:text-properties fo:color="#333333" style:font-name="Georgia" style:font-name-asian="Georgia" style:font-name-complex="Georgia"/>
    </style:style>
    <style:style style:name="P27" style:family="paragraph" style:parent-style-name="Standard">
      <style:paragraph-properties fo:break-before="auto" fo:text-indent="0cm" fo:line-height="140%" fo:margin-bottom="0.6cm" fo:margin-left="3.81cm" style:writing-mode="lr-tb"/>
      <style:text-properties fo:color="#333333" style:font-name="Georgia" style:font-name-asian="Georgia" style:font-name-complex="Georgia"/>
    </style:style>
    <style:style style:name="P28" style:family="paragraph" style:parent-style-name="Standard">
      <style:paragraph-properties fo:break-before="auto" fo:text-indent="0cm" fo:line-height="140%" fo:margin-bottom="0.6cm" fo:margin-left="5.08cm" style:writing-mode="lr-tb"/>
      <style:text-properties fo:color="#333333" style:font-name="Georgia" style:font-name-asian="Georgia" style:font-name-complex="Georgia"/>
    </style:style>
    <style:style style:name="P29" style:family="paragraph" style:parent-style-name="Standard">
      <style:paragraph-properties fo:break-before="auto" fo:text-indent="0cm" fo:line-height="140%" fo:margin-bottom="0.6cm" fo:margin-left="1.27cm" style:writing-mode="lr-tb"/>
      <style:text-properties fo:color="#333333" style:font-name="Georgia" style:font-name-asian="Georgia" style:font-name-complex="Georgia"/>
    </style:style>
    <style:style style:name="P30" style:family="paragraph" style:parent-style-name="Standard">
      <style:paragraph-properties fo:break-before="auto" fo:line-height="140%" fo:margin-bottom="0.6cm" style:writing-mode="lr-tb"/>
    </style:style>
    <style:style style:name="T30_1" style:family="text">
      <style:text-properties fo:color="#333333" style:font-name="Georgia" style:font-name-asian="Georgia" style:font-name-complex="Georgia" fo:font-weight="bold" style:font-weight-asian="bold" style:font-weight-complex="bold"/>
    </style:style>
    <style:style style:name="T30_2" style:family="text">
      <style:text-properties fo:color="#333333" style:font-name="Georgia" style:font-name-asian="Georgia" style:font-name-complex="Georgia" fo:font-weight="bold" style:font-weight-asian="bold" style:font-weight-complex="bold"/>
    </style:style>
    <style:style style:name="T30_3" style:family="text">
      <style:text-properties fo:color="#333333" style:font-name="Georgia" style:font-name-asian="Georgia" style:font-name-complex="Georgia" fo:font-weight="bold" style:font-weight-asian="bold" style:font-weight-complex="bold"/>
    </style:style>
    <style:style style:name="T30_4" style:family="text">
      <style:text-properties fo:color="#333333" style:font-name="Georgia" style:font-name-asian="Georgia" style:font-name-complex="Georgia" fo:font-weight="bold" style:font-weight-asian="bold" style:font-weight-complex="bold"/>
    </style:style>
    <style:style style:name="T30_5" style:family="text">
      <style:text-properties fo:color="#333333" style:font-name="Georgia" style:font-name-asian="Georgia" style:font-name-complex="Georgia" fo:font-weight="bold" style:font-weight-asian="bold" style:font-weight-complex="bold"/>
    </style:style>
    <style:style style:name="T30_6" style:family="text">
      <style:text-properties fo:color="#333333" style:font-name="Georgia" style:font-name-asian="Georgia" style:font-name-complex="Georgia" fo:font-weight="bold" style:font-weight-asian="bold" style:font-weight-complex="bold"/>
    </style:style>
    <style:style style:name="T30_7" style:family="text">
      <style:text-properties fo:color="#333333" style:font-name="Georgia" style:font-name-asian="Georgia" style:font-name-complex="Georgia"/>
    </style:style>
    <style:style style:name="T30_8" style:family="text">
      <style:text-properties fo:color="#333333" style:font-name="Georgia" style:font-name-asian="Georgia" style:font-name-complex="Georgia"/>
    </style:style>
    <style:style style:name="T30_9" style:family="text">
      <style:text-properties fo:color="#333333" style:font-name="Georgia" style:font-name-asian="Georgia" style:font-name-complex="Georgia"/>
    </style:style>
    <style:style style:name="P3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itle</text:span></text:p>
      <text:p text:style-name="P2"><text:span text:style-name="T2_1">Which</text:span><text:span text:style-name="T2_2"><text:s/></text:span><text:span text:style-name="T2_3">Sinhala</text:span><text:span text:style-name="T2_4"><text:s/></text:span><text:span text:style-name="T2_5">Fonts</text:span><text:span text:style-name="T2_6"><text:s/></text:span><text:span text:style-name="T2_7">Do</text:span><text:span text:style-name="T2_8"><text:s/></text:span><text:span text:style-name="T2_9">Users</text:span><text:span text:style-name="T2_10"><text:s/></text:span><text:span text:style-name="T2_11">Love</text:span><text:span text:style-name="T2_12"><text:s/></text:span><text:span text:style-name="T2_13">To</text:span><text:span text:style-name="T2_14"><text:s/></text:span><text:span text:style-name="T2_15">Read</text:span><text:span text:style-name="T2_16"><text:s/></text:span><text:span text:style-name="T2_17">On</text:span><text:span text:style-name="T2_18"><text:s/></text:span><text:span text:style-name="T2_19">Screen</text:span><text:span text:style-name="T2_20">?</text:span></text:p>
      <text:p text:style-name="P3"/>
      <text:p text:style-name="P4"><text:span text:style-name="T4_1">Keywords</text:span></text:p>
      <text:p text:style-name="P5"><text:span text:style-name="T5_1"><text:s/></text:span><text:span text:style-name="T5_2">Sinhala</text:span><text:span text:style-name="T5_3">,<text:s/></text:span><text:span text:style-name="T5_4">Type</text:span><text:span text:style-name="T5_5"><text:s/></text:span><text:span text:style-name="T5_6">Design</text:span><text:span text:style-name="T5_7">,<text:s/></text:span><text:span text:style-name="T5_8">Screen</text:span><text:span text:style-name="T5_9"><text:s/></text:span><text:span text:style-name="T5_10">Typography</text:span><text:span text:style-name="T5_11">,<text:s/></text:span><text:span text:style-name="T5_12">System</text:span><text:span text:style-name="T5_13"><text:s/></text:span><text:span text:style-name="T5_14">Fonts</text:span></text:p>
      <text:p text:style-name="P6"/>
      <text:p text:style-name="P7"><text:span text:style-name="T7_1">Abstract</text:span><text:span text:style-name="T7_2"><text:s/></text:span></text:p>
      <text:p text:style-name="P8"><text:span text:style-name="T8_1">Sinhala</text:span><text:span text:style-name="T8_2"><text:s/></text:span><text:span text:style-name="T8_3">text</text:span><text:span text:style-name="T8_4"><text:s/></text:span><text:span text:style-name="T8_5">can</text:span><text:span text:style-name="T8_6"><text:s/></text:span><text:span text:style-name="T8_7">now</text:span><text:span text:style-name="T8_8"><text:s/></text:span><text:span text:style-name="T8_9">be</text:span><text:span text:style-name="T8_10"><text:s/></text:span><text:span text:style-name="T8_11">correctly</text:span><text:span text:style-name="T8_12"><text:s/></text:span><text:span text:style-name="T8_13">rendered</text:span><text:span text:style-name="T8_14"><text:s/></text:span><text:span text:style-name="T8_15">on</text:span><text:span text:style-name="T8_16"><text:s/></text:span><text:span text:style-name="T8_17">all</text:span><text:span text:style-name="T8_18"><text:s/></text:span><text:span text:style-name="T8_19">major</text:span><text:span text:style-name="T8_20"><text:s/></text:span><text:span text:style-name="T8_21">computer</text:span><text:span text:style-name="T8_22"><text:s/></text:span><text:span text:style-name="T8_23">operating</text:span><text:span text:style-name="T8_24"><text:s/></text:span><text:span text:style-name="T8_25">systems</text:span><text:span text:style-name="T8_26">.<text:s/></text:span><text:span text:style-name="T8_27">Euro</text:span><text:span text:style-name="T8_28">-</text:span><text:span text:style-name="T8_29">american</text:span><text:span text:style-name="T8_30"><text:s/></text:span><text:span text:style-name="T8_31">software</text:span><text:span text:style-name="T8_32"><text:s/></text:span><text:span text:style-name="T8_33">companies</text:span><text:span text:style-name="T8_34"><text:s/></text:span><text:span text:style-name="T8_35">began</text:span><text:span text:style-name="T8_36"><text:s/></text:span><text:span text:style-name="T8_37">improving</text:span><text:span text:style-name="T8_38"><text:s/></text:span><text:span text:style-name="T8_39">their</text:span><text:span text:style-name="T8_40"><text:s/></text:span><text:span text:style-name="T8_41">s</text:span><text:span text:style-name="T8_42">upport</text:span><text:span text:style-name="T8_43"><text:s/></text:span><text:span text:style-name="T8_44">for</text:span><text:span text:style-name="T8_45"><text:s/></text:span><text:span text:style-name="T8_46">A</text:span><text:span text:style-name="T8_47">sian</text:span><text:span text:style-name="T8_48"><text:s/></text:span><text:span text:style-name="T8_49">languages</text:span><text:span text:style-name="T8_50"><text:s/></text:span><text:span text:style-name="T8_51">as</text:span><text:span text:style-name="T8_52"><text:s/></text:span><text:span text:style-name="T8_53">globalisation</text:span><text:span text:style-name="T8_54"><text:s/></text:span><text:span text:style-name="T8_55">accelerated</text:span><text:span text:style-name="T8_56"><text:s/></text:span><text:span text:style-name="T8_57">at</text:span><text:span text:style-name="T8_58"><text:s/></text:span><text:span text:style-name="T8_59">the</text:span><text:span text:style-name="T8_60"><text:s/></text:span><text:span text:style-name="T8_61">end</text:span><text:span text:style-name="T8_62"><text:s/></text:span><text:span text:style-name="T8_63">of</text:span><text:span text:style-name="T8_64"><text:s/></text:span><text:span text:style-name="T8_65">the</text:span><text:span text:style-name="T8_66"><text:s/></text:span><text:span text:style-name="T8_67">Cold</text:span><text:span text:style-name="T8_68"><text:s/></text:span><text:span text:style-name="T8_69">War</text:span><text:span text:style-name="T8_70"><text:s/></text:span><text:span text:style-name="T8_71">and</text:span><text:span text:style-name="T8_72"><text:s/></text:span><text:span text:style-name="T8_73">today</text:span><text:span text:style-name="T8_74"><text:s/></text:span><text:span text:style-name="T8_75">the</text:span><text:span text:style-name="T8_76"><text:s/></text:span><text:span text:style-name="T8_77">technical</text:span><text:span text:style-name="T8_78"><text:s/></text:span><text:span text:style-name="T8_79">challenges</text:span><text:span text:style-name="T8_80"><text:s/></text:span><text:span text:style-name="T8_81">have</text:span><text:span text:style-name="T8_82"><text:s/></text:span><text:span text:style-name="T8_83">been</text:span><text:span text:style-name="T8_84"><text:s/></text:span><text:span text:style-name="T8_85">mostly</text:span><text:span text:style-name="T8_86"><text:s/></text:span><text:span text:style-name="T8_87">solved</text:span><text:span text:style-name="T8_88">.</text:span></text:p>
      <text:p text:style-name="P9"><text:span text:style-name="T9_1">Desktop</text:span><text:span text:style-name="T9_2"><text:s/></text:span><text:span text:style-name="T9_3">and</text:span><text:span text:style-name="T9_4"><text:s/></text:span><text:span text:style-name="T9_5">mobile</text:span><text:span text:style-name="T9_6"><text:s/></text:span><text:span text:style-name="T9_7">computers</text:span><text:span text:style-name="T9_8"><text:s/></text:span><text:span text:style-name="T9_9">arrive</text:span><text:span text:style-name="T9_10"><text:s/></text:span><text:span text:style-name="T9_11">with</text:span><text:span text:style-name="T9_12"><text:s/></text:span><text:span text:style-name="T9_13">fonts</text:span><text:span text:style-name="T9_14"><text:s/></text:span><text:span text:style-name="T9_15">developed</text:span><text:span text:style-name="T9_16"><text:s/></text:span><text:span text:style-name="T9_17">by</text:span><text:span text:style-name="T9_18"><text:s/></text:span><text:span text:style-name="T9_19">highly</text:span><text:span text:style-name="T9_20">-</text:span><text:span text:style-name="T9_21">respected</text:span><text:span text:style-name="T9_22"><text:s/></text:span><text:span text:style-name="T9_23">Western</text:span><text:span text:style-name="T9_24"><text:s/></text:span><text:span text:style-name="T9_25">type</text:span><text:span text:style-name="T9_26"><text:s/></text:span><text:span text:style-name="T9_27">foundries</text:span><text:span text:style-name="T9_28">,<text:s/></text:span><text:span text:style-name="T9_29">and</text:span><text:span text:style-name="T9_30"><text:s/></text:span><text:span text:style-name="T9_31">without</text:span><text:span text:style-name="T9_32"><text:s/></text:span><text:span text:style-name="T9_33">the</text:span><text:span text:style-name="T9_34"><text:s/></text:span><text:span text:style-name="T9_35">availability</text:span><text:span text:style-name="T9_36"><text:s/></text:span><text:span text:style-name="T9_37">of</text:span><text:span text:style-name="T9_38"><text:s/></text:span><text:span text:style-name="T9_39">Sinhala</text:span><text:span text:style-name="T9_40"><text:s/></text:span><text:span text:style-name="T9_41">web</text:span><text:span text:style-name="T9_42"><text:s/></text:span><text:span text:style-name="T9_43">fonts</text:span><text:span text:style-name="T9_44"><text:s/></text:span><text:span text:style-name="T9_45">these</text:span><text:span text:style-name="T9_46"><text:s/></text:span><text:span text:style-name="T9_47">typeface</text:span><text:span text:style-name="T9_48"><text:s/></text:span><text:span text:style-name="T9_49">designs</text:span><text:span text:style-name="T9_50"><text:s/></text:span><text:span text:style-name="T9_51">dominate</text:span><text:span text:style-name="T9_52"><text:s/></text:span><text:span text:style-name="T9_53">reading</text:span><text:span text:style-name="T9_54"><text:s/></text:span><text:span text:style-name="T9_55">on</text:span><text:span text:style-name="T9_56"><text:s/></text:span><text:span text:style-name="T9_57">screens</text:span><text:span text:style-name="T9_58">.</text:span><text:span text:style-name="T9_59"><text:s/></text:span><text:span text:style-name="T9_60">Yet</text:span><text:span text:style-name="T9_61"><text:s/></text:span><text:span text:style-name="T9_62">despite</text:span><text:span text:style-name="T9_63"><text:s/></text:span><text:span text:style-name="T9_64">close</text:span><text:span text:style-name="T9_65"><text:s/></text:span><text:span text:style-name="T9_66">collaborations</text:span><text:span text:style-name="T9_67"><text:s/></text:span><text:span text:style-name="T9_68">between</text:span><text:span text:style-name="T9_69"><text:s/></text:span><text:span text:style-name="T9_70">foundries</text:span><text:span text:style-name="T9_71"><text:s/></text:span><text:span text:style-name="T9_72">and</text:span><text:span text:style-name="T9_73"><text:s/></text:span><text:span text:style-name="T9_74">vendors</text:span><text:span text:style-name="T9_75"><text:s/></text:span><text:span text:style-name="T9_76">the</text:span><text:span text:style-name="T9_77">se</text:span><text:span text:style-name="T9_78"><text:s/></text:span><text:span text:style-name="T9_79">fonts</text:span><text:span text:style-name="T9_80"><text:s/></text:span><text:span text:style-name="T9_81">are</text:span><text:span text:style-name="T9_82"><text:s/></text:span><text:span text:style-name="T9_83">often</text:span><text:span text:style-name="T9_84"><text:s/></text:span><text:span text:style-name="T9_85">criticised</text:span><text:span text:style-name="T9_86"><text:s/></text:span><text:span text:style-name="T9_87">by</text:span><text:span text:style-name="T9_88"><text:s/></text:span><text:span text:style-name="T9_89">typographically</text:span><text:span text:style-name="T9_90">-</text:span><text:span text:style-name="T9_91">savvy</text:span><text:span text:style-name="T9_92"><text:s/></text:span><text:span text:style-name="T9_93">native</text:span><text:span text:style-name="T9_94"><text:s/></text:span><text:span text:style-name="T9_95">readers</text:span><text:span text:style-name="T9_96">.<text:s/></text:span></text:p>
      <text:p text:style-name="P10"><text:span text:style-name="T10_1">Today</text:span><text:span text:style-name="T10_2"><text:s/></text:span><text:span text:style-name="T10_3">the</text:span><text:span text:style-name="T10_4"><text:s/></text:span><text:span text:style-name="T10_5">local</text:span><text:span text:style-name="T10_6"><text:s/></text:span><text:span text:style-name="T10_7">foundries</text:span><text:span text:style-name="T10_8"><text:s/></text:span><text:span text:style-name="T10_9">established</text:span><text:span text:style-name="T10_10"><text:s/></text:span><text:span text:style-name="T10_11">in</text:span><text:span text:style-name="T10_12"><text:s/></text:span><text:span text:style-name="T10_13">the</text:span><text:span text:style-name="T10_14"><text:s/></text:span><text:span text:style-name="T10_15">region</text:span><text:span text:style-name="T10_16"><text:s/></text:span><text:span text:style-name="T10_17">also</text:span><text:span text:style-name="T10_18"><text:s/></text:span><text:span text:style-name="T10_19">develop</text:span><text:span text:style-name="T10_20"><text:s/></text:span><text:span text:style-name="T10_21">Sinhala</text:span><text:span text:style-name="T10_22"><text:s/></text:span><text:span text:style-name="T10_23">fonts</text:span><text:span text:style-name="T10_24">,<text:s/></text:span><text:span text:style-name="T10_25">yet</text:span><text:span text:style-name="T10_26"><text:s/></text:span><text:span text:style-name="T10_27">because</text:span><text:span text:style-name="T10_28"><text:s/></text:span><text:span text:style-name="T10_29">these</text:span><text:span text:style-name="T10_30"><text:s/></text:span><text:span text:style-name="T10_31">fonts</text:span><text:span text:style-name="T10_32"><text:s/></text:span><text:span text:style-name="T10_33">are</text:span><text:span text:style-name="T10_34"><text:s/></text:span><text:span text:style-name="T10_35">not</text:span><text:span text:style-name="T10_36"><text:s/></text:span><text:span text:style-name="T10_37">yet</text:span><text:span text:style-name="T10_38"><text:s/></text:span><text:span text:style-name="T10_39">available</text:span><text:span text:style-name="T10_40"><text:s/></text:span><text:span text:style-name="T10_41">as</text:span><text:span text:style-name="T10_42"><text:s/></text:span><text:span text:style-name="T10_43">web</text:span><text:span text:style-name="T10_44"><text:s/></text:span><text:span text:style-name="T10_45">fonts</text:span><text:span text:style-name="T10_46">,<text:s/></text:span><text:span text:style-name="T10_47">they</text:span><text:span text:style-name="T10_48"><text:s/></text:span><text:span text:style-name="T10_49">are</text:span><text:span text:style-name="T10_50"><text:s/></text:span><text:span text:style-name="T10_51">not</text:span><text:span text:style-name="T10_52"><text:s/></text:span><text:span text:style-name="T10_53">subject</text:span><text:span text:style-name="T10_54"><text:s/></text:span><text:span text:style-name="T10_55">to</text:span><text:span text:style-name="T10_56"><text:s/></text:span><text:span text:style-name="T10_57">the</text:span><text:span text:style-name="T10_58"><text:s/></text:span><text:span text:style-name="T10_59">same</text:span><text:span text:style-name="T10_60"><text:s/></text:span><text:span text:style-name="T10_61">scrutiny</text:span><text:span text:style-name="T10_62">.<text:s/></text:span></text:p>
      <text:p text:style-name="P11"><text:span text:style-name="T11_1">My</text:span><text:span text:style-name="T11_2"><text:s/></text:span><text:span text:style-name="T11_3">research</text:span><text:span text:style-name="T11_4"><text:s/></text:span><text:span text:style-name="T11_5">attempted</text:span><text:span text:style-name="T11_6"><text:s/></text:span><text:span text:style-name="T11_7">to</text:span><text:span text:style-name="T11_8"><text:s/></text:span><text:span text:style-name="T11_9">address</text:span><text:span text:style-name="T11_10"><text:s/></text:span><text:span text:style-name="T11_11">this</text:span><text:span text:style-name="T11_12"><text:s/></text:span><text:span text:style-name="T11_13">with</text:span><text:span text:style-name="T11_14"><text:s/></text:span><text:span text:style-name="T11_15">a</text:span><text:span text:style-name="T11_16"><text:s/></text:span><text:span text:style-name="T11_17">survey</text:span><text:span text:style-name="T11_18"><text:s/></text:span><text:span text:style-name="T11_19">to</text:span><text:span text:style-name="T11_20"><text:s/></text:span><text:span text:style-name="T11_21">evaluate</text:span><text:span text:style-name="T11_22"><text:s/></text:span><text:span text:style-name="T11_23">user</text:span><text:span text:style-name="T11_24"><text:s/></text:span><text:span text:style-name="T11_25">preferences</text:span><text:span text:style-name="T11_26"><text:s/></text:span><text:span text:style-name="T11_27">between</text:span><text:span text:style-name="T11_28"><text:s/></text:span><text:span text:style-name="T11_29">fonts</text:span><text:span text:style-name="T11_30"><text:s/></text:span><text:span text:style-name="T11_31">pre</text:span><text:span text:style-name="T11_32">-</text:span><text:span text:style-name="T11_33">installed</text:span><text:span text:style-name="T11_34"><text:s/></text:span><text:span text:style-name="T11_35">by</text:span><text:span text:style-name="T11_36"><text:s/></text:span><text:span text:style-name="T11_37">vendors</text:span><text:span text:style-name="T11_38">,</text:span><text:span text:style-name="T11_39"><text:s/></text:span><text:span text:style-name="T11_40">that</text:span><text:span text:style-name="T11_41"><text:s/></text:span><text:span text:style-name="T11_42">were</text:span><text:span text:style-name="T11_43"><text:s/></text:span><text:span text:style-name="T11_44">designed</text:span><text:span text:style-name="T11_45"><text:s/></text:span><text:span text:style-name="T11_46">by</text:span><text:span text:style-name="T11_47"><text:s/></text:span><text:span text:style-name="T11_48">foreign</text:span><text:span text:style-name="T11_49"><text:s/></text:span><text:span text:style-name="T11_50">foundries</text:span><text:span text:style-name="T11_51">,<text:s/></text:span><text:span text:style-name="T11_52">and</text:span><text:span text:style-name="T11_53"><text:s/></text:span><text:span text:style-name="T11_54"><text:s/></text:span><text:span text:style-name="T11_55">fonts</text:span><text:span text:style-name="T11_56"><text:s/></text:span><text:span text:style-name="T11_57">presented</text:span><text:span text:style-name="T11_58"><text:s/></text:span><text:span text:style-name="T11_59">as</text:span><text:span text:style-name="T11_60"><text:s/></text:span><text:span text:style-name="T11_61">system</text:span><text:span text:style-name="T11_62"><text:s/></text:span><text:span text:style-name="T11_63">fonts</text:span><text:span text:style-name="T11_64"><text:s/></text:span><text:span text:style-name="T11_65">but</text:span><text:span text:style-name="T11_66"><text:s/></text:span><text:span text:style-name="T11_67">designed</text:span><text:span text:style-name="T11_68"><text:s/></text:span><text:span text:style-name="T11_69">by</text:span><text:span text:style-name="T11_70"><text:s/></text:span><text:span text:style-name="T11_71">native</text:span><text:span text:style-name="T11_72"><text:s/></text:span><text:span text:style-name="T11_73">foundries</text:span><text:span text:style-name="T11_74">.</text:span></text:p>
      <text:p text:style-name="P12"><text:span text:style-name="T12_1">This</text:span><text:span text:style-name="T12_2"><text:s/></text:span><text:span text:style-name="T12_3">research</text:span><text:span text:style-name="T12_4"><text:s/></text:span><text:span text:style-name="T12_5">sought</text:span><text:span text:style-name="T12_6"><text:s/></text:span><text:span text:style-name="T12_7">to</text:span><text:span text:style-name="T12_8"><text:s/></text:span><text:span text:style-name="T12_9">discover</text:span><text:span text:style-name="T12_10"><text:s/></text:span><text:span text:style-name="T12_11">if</text:span><text:span text:style-name="T12_12"><text:s/></text:span><text:span text:style-name="T12_13">such</text:span><text:span text:style-name="T12_14"><text:s/></text:span><text:span text:style-name="T12_15">preferences</text:span><text:span text:style-name="T12_16"><text:s/></text:span><text:span text:style-name="T12_17">exist</text:span><text:span text:style-name="T12_18">,<text:s/></text:span><text:span text:style-name="T12_19">and</text:span><text:span text:style-name="T12_20"><text:s/></text:span><text:span text:style-name="T12_21">if</text:span><text:span text:style-name="T12_22"><text:s/></text:span><text:span text:style-name="T12_23">so</text:span><text:span text:style-name="T12_24">,<text:s/></text:span><text:span text:style-name="T12_25">to</text:span><text:span text:style-name="T12_26"><text:s/></text:span><text:span text:style-name="T12_27">identify</text:span><text:span text:style-name="T12_28"><text:s/></text:span><text:span text:style-name="T12_29">specific</text:span><text:span text:style-name="T12_30"><text:s/></text:span><text:span text:style-name="T12_31">reasons</text:span><text:span text:style-name="T12_32"><text:s/></text:span><text:span text:style-name="T12_33">for</text:span><text:span text:style-name="T12_34"><text:s/></text:span><text:span text:style-name="T12_35">them</text:span><text:span text:style-name="T12_36">.<text:s/></text:span><text:span text:style-name="T12_37">The</text:span><text:span text:style-name="T12_38"><text:s/></text:span><text:span text:style-name="T12_39">survey</text:span><text:span text:style-name="T12_40"><text:s/></text:span><text:span text:style-name="T12_41">also</text:span><text:span text:style-name="T12_42"><text:s/></text:span><text:span text:style-name="T12_43">asked</text:span><text:span text:style-name="T12_44"><text:s/></text:span><text:span text:style-name="T12_45">users</text:span><text:span text:style-name="T12_46"><text:s/></text:span><text:span text:style-name="T12_47">to</text:span><text:span text:style-name="T12_48"><text:s/></text:span><text:span text:style-name="T12_49">identify</text:span><text:span text:style-name="T12_50"><text:s/></text:span><text:span text:style-name="T12_51">any</text:span><text:span text:style-name="T12_52"><text:s/></text:span><text:span text:style-name="T12_53">visual</text:span><text:span text:style-name="T12_54"><text:s/></text:span><text:span text:style-name="T12_55">commonalities</text:span><text:span text:style-name="T12_56"><text:s/></text:span><text:span text:style-name="T12_57">among</text:span><text:span text:style-name="T12_58"><text:s/></text:span><text:span text:style-name="T12_59">the</text:span><text:span text:style-name="T12_60"><text:s/></text:span><text:span text:style-name="T12_61">two</text:span><text:span text:style-name="T12_62"><text:s/></text:span><text:span text:style-name="T12_63">groups</text:span><text:span text:style-name="T12_64">,</text:span><text:span text:style-name="T12_65"><text:s/></text:span><text:span text:style-name="T12_66">while</text:span><text:span text:style-name="T12_67"><text:s/></text:span><text:span text:style-name="T12_68">avoiding</text:span><text:span text:style-name="T12_69"><text:s/></text:span><text:span text:style-name="T12_70">evaluation</text:span><text:span text:style-name="T12_71"><text:s/></text:span><text:span text:style-name="T12_72">or</text:span><text:span text:style-name="T12_73"><text:s/></text:span><text:span text:style-name="T12_74">prescription</text:span><text:span text:style-name="T12_75"><text:s/></text:span><text:span text:style-name="T12_76">of</text:span><text:span text:style-name="T12_77"><text:s/></text:span><text:span text:style-name="T12_78">aesthetic</text:span><text:span text:style-name="T12_79"><text:s/></text:span><text:span text:style-name="T12_80">and</text:span><text:span text:style-name="T12_81"><text:s/></text:span><text:span text:style-name="T12_82">technical</text:span><text:span text:style-name="T12_83"><text:s/></text:span><text:span text:style-name="T12_84">qualities</text:span><text:span text:style-name="T12_85">.</text:span></text:p>
      <text:p text:style-name="P13"><text:span text:style-name="T13_1">I</text:span><text:span text:style-name="T13_2"><text:s/></text:span><text:span text:style-name="T13_3">conducted</text:span><text:span text:style-name="T13_4"><text:s/></text:span><text:span text:style-name="T13_5">the</text:span><text:span text:style-name="T13_6"><text:s/></text:span><text:span text:style-name="T13_7">study</text:span><text:span text:style-name="T13_8"><text:s/></text:span><text:span text:style-name="T13_9">with</text:span><text:span text:style-name="T13_10"><text:s/></text:span><text:span text:style-name="T13_11">two</text:span><text:span text:style-name="T13_12"><text:s/></text:span><text:span text:style-name="T13_13">sets</text:span><text:span text:style-name="T13_14"><text:s/></text:span><text:span text:style-name="T13_15">of</text:span><text:span text:style-name="T13_16"><text:s/></text:span><text:span text:style-name="T13_17">users</text:span><text:span text:style-name="T13_18">:<text:s/></text:span><text:span text:style-name="T13_19">P</text:span><text:span text:style-name="T13_20">rofessional</text:span><text:span text:style-name="T13_21"><text:s/></text:span><text:span text:style-name="T13_22">designers</text:span><text:span text:style-name="T13_23"><text:s/></text:span><text:span text:style-name="T13_24">who</text:span><text:span text:style-name="T13_25"><text:s/></text:span><text:span text:style-name="T13_26">have</text:span><text:span text:style-name="T13_27"><text:s/></text:span><text:span text:style-name="T13_28">been</text:span><text:span text:style-name="T13_29"><text:s/></text:span><text:span text:style-name="T13_30">practicing</text:span><text:span text:style-name="T13_31"><text:s/></text:span><text:span text:style-name="T13_32">some</text:span><text:span text:style-name="T13_33"><text:s/></text:span><text:span text:style-name="T13_34">form</text:span><text:span text:style-name="T13_35"><text:s/></text:span><text:span text:style-name="T13_36">of</text:span><text:span text:style-name="T13_37"><text:s/></text:span><text:span text:style-name="T13_38">graphic</text:span><text:span text:style-name="T13_39"><text:s/></text:span><text:span text:style-name="T13_40">design</text:span><text:span text:style-name="T13_41"><text:s/></text:span><text:span text:style-name="T13_42">or</text:span><text:span text:style-name="T13_43"><text:s/></text:span><text:span text:style-name="T13_44">visual</text:span><text:span text:style-name="T13_45"><text:s/></text:span><text:span text:style-name="T13_46">communication</text:span><text:span text:style-name="T13_47"><text:s/></text:span><text:span text:style-name="T13_48">at</text:span><text:span text:style-name="T13_49"><text:s/></text:span><text:span text:style-name="T13_50">least</text:span><text:span text:style-name="T13_51"><text:s/></text:span><text:span text:style-name="T13_52">for</text:span><text:span text:style-name="T13_53"><text:s/>3<text:s/></text:span><text:span text:style-name="T13_54">years</text:span><text:span text:style-name="T13_55">,</text:span><text:span text:style-name="T13_56"><text:s/></text:span><text:span text:style-name="T13_57">and</text:span><text:span text:style-name="T13_58"><text:s/></text:span><text:span text:style-name="T13_59">members</text:span><text:span text:style-name="T13_60"><text:s/></text:span><text:span text:style-name="T13_61">of</text:span><text:span text:style-name="T13_62"><text:s/></text:span><text:span text:style-name="T13_63">the</text:span><text:span text:style-name="T13_64"><text:s/></text:span><text:span text:style-name="T13_65">general</text:span><text:span text:style-name="T13_66"><text:s/></text:span><text:span text:style-name="T13_67">public</text:span><text:span text:style-name="T13_68"><text:s/></text:span><text:span text:style-name="T13_69">who</text:span><text:span text:style-name="T13_70"><text:s/></text:span><text:span text:style-name="T13_71">are</text:span><text:span text:style-name="T13_72"><text:s/></text:span><text:span text:style-name="T13_73">not</text:span><text:span text:style-name="T13_74"><text:s/></text:span><text:span text:style-name="T13_75">connected</text:span><text:span text:style-name="T13_76"><text:s/></text:span><text:span text:style-name="T13_77">to</text:span><text:span text:style-name="T13_78"><text:s/></text:span><text:span text:style-name="T13_79">visual</text:span><text:span text:style-name="T13_80"><text:s/></text:span><text:span text:style-name="T13_81">design</text:span><text:span text:style-name="T13_82"><text:s/></text:span><text:span text:style-name="T13_83">or</text:span><text:span text:style-name="T13_84"><text:s/></text:span><text:span text:style-name="T13_85">communication</text:span><text:span text:style-name="T13_86">.<text:s text:c="2"/></text:span></text:p>
      <text:p text:style-name="P14"/>
      <text:p text:style-name="P15"><text:span text:style-name="T15_1">Results</text:span><text:span text:style-name="T15_2"><text:s/></text:span><text:span text:style-name="T15_3">of</text:span><text:span text:style-name="T15_4"><text:s/></text:span><text:span text:style-name="T15_5">the</text:span><text:span text:style-name="T15_6"><text:s/></text:span><text:span text:style-name="T15_7">from</text:span><text:span text:style-name="T15_8"><text:s/></text:span><text:span text:style-name="T15_9">the</text:span><text:span text:style-name="T15_10"><text:s/></text:span><text:span text:style-name="T15_11">both</text:span><text:span text:style-name="T15_12"><text:s/></text:span><text:span text:style-name="T15_13">user</text:span><text:span text:style-name="T15_14"><text:s/></text:span><text:span text:style-name="T15_15">groups</text:span><text:span text:style-name="T15_16"><text:s/></text:span><text:span text:style-name="T15_17">is</text:span><text:span text:style-name="T15_18"><text:s/></text:span><text:span text:style-name="T15_19">analysed</text:span><text:span text:style-name="T15_20"><text:s/></text:span><text:span text:style-name="T15_21">and</text:span><text:span text:style-name="T15_22"><text:s/></text:span><text:span text:style-name="T15_23">presented</text:span><text:span text:style-name="T15_24"><text:s/></text:span><text:span text:style-name="T15_25">in</text:span><text:span text:style-name="T15_26"><text:s/></text:span><text:span text:style-name="T15_27">concluding</text:span><text:span text:style-name="T15_28"><text:s/></text:span><text:span text:style-name="T15_29">the</text:span><text:span text:style-name="T15_30"><text:s/></text:span><text:span text:style-name="T15_31">preferences</text:span><text:span text:style-name="T15_32"><text:s/></text:span><text:span text:style-name="T15_33">and</text:span><text:span text:style-name="T15_34"><text:s/></text:span><text:span text:style-name="T15_35">reasons</text:span><text:span text:style-name="T15_36"><text:s/></text:span><text:span text:style-name="T15_37">for</text:span><text:span text:style-name="T15_38"><text:s/></text:span><text:span text:style-name="T15_39">preference</text:span><text:span text:style-name="T15_40">.<text:s/></text:span><text:span text:style-name="T15_41">This</text:span><text:span text:style-name="T15_42"><text:s/></text:span><text:span text:style-name="T15_43">will</text:span><text:span text:style-name="T15_44"><text:s/></text:span><text:span text:style-name="T15_45">allow</text:span><text:span text:style-name="T15_46"><text:s/></text:span><text:span text:style-name="T15_47">non</text:span><text:span text:style-name="T15_48">-</text:span><text:span text:style-name="T15_49">native</text:span><text:span text:style-name="T15_50"><text:s text:c="2"/></text:span><text:span text:style-name="T15_51">designers</text:span><text:span text:style-name="T15_52"><text:s/></text:span><text:span text:style-name="T15_53">to</text:span><text:span text:style-name="T15_54"><text:s/></text:span><text:span text:style-name="T15_55">better</text:span><text:span text:style-name="T15_56"><text:s/></text:span><text:span text:style-name="T15_57">understand</text:span><text:span text:style-name="T15_58"><text:s/></text:span><text:span text:style-name="T15_59">the</text:span><text:span text:style-name="T15_60"><text:s/></text:span><text:span text:style-name="T15_61">needed</text:span><text:span text:style-name="T15_62"><text:s/></text:span><text:span text:style-name="T15_63">level</text:span><text:span text:style-name="T15_64"><text:s/></text:span><text:span text:style-name="T15_65">of</text:span><text:span text:style-name="T15_66"><text:s/></text:span><text:span text:style-name="T15_67">research</text:span><text:span text:style-name="T15_68"><text:s/></text:span><text:span text:style-name="T15_69">and</text:span><text:span text:style-name="T15_70"><text:s/></text:span><text:span text:style-name="T15_71">considerations</text:span><text:span text:style-name="T15_72"><text:s/></text:span><text:span text:style-name="T15_73">when</text:span><text:span text:style-name="T15_74"><text:s/></text:span><text:span text:style-name="T15_75">designing</text:span><text:span text:style-name="T15_76"><text:s/></text:span><text:span text:style-name="T15_77">fonts</text:span><text:span text:style-name="T15_78"><text:s/></text:span><text:span text:style-name="T15_79">for</text:span><text:span text:style-name="T15_80"><text:s/></text:span><text:span text:style-name="T15_81">Sinhala</text:span><text:span text:style-name="T15_82"><text:s/></text:span><text:span text:style-name="T15_83">script</text:span><text:span text:style-name="T15_84">.</text:span></text:p>
      <text:p text:style-name="P16"/>
      <text:p text:style-name="P17"><text:span text:style-name="T17_1">Images</text:span></text:p>
      <text:p text:style-name="P18"/>
      <text:p text:style-name="P19"><text:span text:style-name="T19_1">Author</text:span><text:span text:style-name="T19_2"><text:s/></text:span><text:span text:style-name="T19_3">Info</text:span></text:p>
      <text:p text:style-name="P20"><text:span text:style-name="T20_1"><text:tab/></text:span></text:p>
      <text:p text:style-name="P21"><text:span text:style-name="T21_1">NAME</text:span><text:span text:style-name="T21_2"><text:s/></text:span><text:span text:style-name="T21_3">Pathum</text:span><text:span text:style-name="T21_4"><text:s/></text:span><text:span text:style-name="T21_5">Egodawatta</text:span></text:p>
      <text:p text:style-name="P22"><text:span text:style-name="T22_1">Designation</text:span><text:span text:style-name="T22_2">:<text:s/></text:span></text:p>
      <text:p text:style-name="P23"><text:span text:style-name="T23_1">Organisation</text:span><text:span text:style-name="T23_2"><text:s/></text:span></text:p>
      <text:p text:style-name="P24"><text:span text:style-name="T24_1">Contact</text:span><text:span text:style-name="T24_2"><text:s/></text:span><text:span text:style-name="T24_3">details</text:span></text:p>
      <text:p text:style-name="P25"><text:span text:style-name="T25_1"><text:a xlink:type="simple" xlink:href="mailto:pathum@mooniak.com"><text:span text:style-name="T25_2">pathum</text:span></text:a></text:span><text:span text:style-name="T25_3"><text:a xlink:type="simple" xlink:href="mailto:pathum@mooniak.com"><text:span text:style-name="T25_4">@</text:span></text:a></text:span><text:span text:style-name="T25_5"><text:a xlink:type="simple" xlink:href="mailto:pathum@mooniak.com"><text:span text:style-name="T25_6">mooniak</text:span></text:a></text:span><text:span text:style-name="T25_7"><text:a xlink:type="simple" xlink:href="mailto:pathum@mooniak.com"><text:span text:style-name="T25_8">.</text:span></text:a></text:span><text:span text:style-name="T25_9"><text:a xlink:type="simple" xlink:href="mailto:pathum@mooniak.com"><text:span text:style-name="T25_10">com</text:span></text:a></text:span></text:p>
      <text:p text:style-name="P26"><text:span text:style-name="T26_1">+94716181108</text:span></text:p>
      <text:p text:style-name="P27"/>
      <text:p text:style-name="P28"/>
      <text:p text:style-name="P29"/>
      <text:p text:style-name="P30"><text:span text:style-name="T30_1">Category</text:span><text:span text:style-name="T30_2"><text:s/></text:span><text:span text:style-name="T30_3">of</text:span><text:span text:style-name="T30_4"><text:s/></text:span><text:span text:style-name="T30_5">submission</text:span><text:span text:style-name="T30_6"><text:s/></text:span><text:span text:style-name="T30_7">:<text:s/></text:span><text:span text:style-name="T30_8">Industry</text:span><text:span text:style-name="T30_9"><text:s/>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